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2.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4" style:family="table-cell" style:parent-style-name="Default" style:data-style-name="N65">
      <style:table-cell-properties fo:border-bottom="0.74pt solid #000000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 style:data-style-name="N65">
      <style:table-cell-properties fo:border-bottom="0.74pt solid #000000" fo:background-color="#81d41a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6" style:family="table-cell" style:parent-style-name="Default" style:data-style-name="N65"/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/>
      <style:paragraph-properties fo:text-align="center" fo:margin-left="0cm"/>
    </style:style>
    <style:style style:name="ce9" style:family="table-cell" style:parent-style-name="Default" style:data-style-name="N65">
      <style:table-cell-properties fo:border-bottom="0.74pt solid #000000" fo:background-color="#81d41a" style:text-align-source="fix" style:repeat-content="false" fo:border-left="none" fo:border-right="0.74pt solid #000000" fo:border-top="none"/>
      <style:paragraph-properties fo:text-align="center" fo:margin-left="0cm"/>
    </style:style>
    <style:style style:name="ce10" style:family="table-cell" style:parent-style-name="Default" style:data-style-name="N65">
      <style:table-cell-properties fo:border-bottom="0.74pt solid #000000" fo:background-color="#81d41a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3" style:family="table-cell" style:parent-style-name="Default" style:data-style-name="N65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4" style:family="table-cell" style:parent-style-name="Default" style:data-style-name="N65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0.74pt solid #000000"/>
      <style:paragraph-properties fo:text-align="center" fo:margin-left="0cm"/>
    </style:style>
    <style:style style:name="ce17" style:family="table-cell" style:parent-style-name="Default" style:data-style-name="N65">
      <style:table-cell-properties fo:border-bottom="0.74pt solid #000000" fo:background-color="#81d41a" style:text-align-source="fix" style:repeat-content="false" fo:border-left="none" fo:border-right="none" fo:border-top="0.74pt solid #000000"/>
      <style:paragraph-properties fo:text-align="center" fo:margin-left="0cm"/>
    </style:style>
    <style:style style:name="ce18" style:family="table-cell" style:parent-style-name="Default" style:data-style-name="N65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ctor 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0"/>
        <table:table-column table:style-name="co3" table:number-columns-repeated="5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Τμήμα 1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Τμήμα 1</text:p>
          </table:table-cell>
          <table:covered-table-cell table:style-name="ce7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Μπαστούνι</text:p>
          </table:table-cell>
          <table:table-cell table:style-name="ce8" office:value-type="string" calcext:value-type="string">
            <text:p>Εφαρμογή</text:p>
          </table:table-cell>
          <table:table-cell table:style-name="ce3" office:value-type="string" calcext:value-type="string">
            <text:p>Μπαστούνι</text:p>
          </table:table-cell>
          <table:table-cell table:style-name="ce8" office:value-type="string" calcext:value-type="string">
            <text:p>Εφαρμογή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Εθελοντής 1</text:p>
          </table:table-cell>
          <table:table-cell table:style-name="ce4" office:value-type="time" office:time-value="PT00H01M51.8S" calcext:value-type="time">
            <text:p>01:51.80</text:p>
          </table:table-cell>
          <table:table-cell table:style-name="ce9" office:value-type="time" office:time-value="PT00H03M29.77S" calcext:value-type="time">
            <text:p>03:29.77</text:p>
          </table:table-cell>
          <table:table-cell table:formula="of:=[.B3]*86400" office:value-type="float" office:value="111.8" calcext:value-type="float">
            <text:p>111.8</text:p>
          </table:table-cell>
          <table:table-cell table:formula="of:=[.C3]*86400" office:value-type="float" office:value="209.77" calcext:value-type="float">
            <text:p>209.77</text:p>
          </table:table-cell>
          <table:table-cell table:formula="of:=ROUNDDOWN((([.C3]-[.B3])/[.B3])*100;2)" office:value-type="float" office:value="87.62" calcext:value-type="float">
            <text:p>87.62</text:p>
          </table:table-cell>
          <table:table-cell/>
          <table:table-cell table:formula="of:=[.D3]-[.E3]" office:value-type="float" office:value="-97.97" calcext:value-type="float">
            <text:p>-97.97</text:p>
          </table:table-cell>
        </table:table-row>
        <table:table-row table:style-name="ro1">
          <table:table-cell office:value-type="string" calcext:value-type="string">
            <text:p>Εθελοντής 2</text:p>
          </table:table-cell>
          <table:table-cell table:style-name="ce4" office:value-type="time" office:time-value="PT00H00M53.73S" calcext:value-type="time">
            <text:p>00:53.73</text:p>
          </table:table-cell>
          <table:table-cell table:style-name="ce9" office:value-type="time" office:time-value="PT00H01M17.59S" calcext:value-type="time">
            <text:p>01:17.59</text:p>
          </table:table-cell>
          <table:table-cell table:formula="of:=[.B4]*86400" office:value-type="float" office:value="53.73" calcext:value-type="float">
            <text:p>53.73</text:p>
          </table:table-cell>
          <table:table-cell table:formula="of:=[.C4]*86400" office:value-type="float" office:value="77.59" calcext:value-type="float">
            <text:p>77.59</text:p>
          </table:table-cell>
          <table:table-cell table:formula="of:=ROUNDDOWN((([.C4]-[.B4])/[.B4])*100;2)" office:value-type="float" office:value="44.4" calcext:value-type="float">
            <text:p>44.4</text:p>
          </table:table-cell>
          <table:table-cell/>
          <table:table-cell table:formula="of:=[.D4]-[.E4]" office:value-type="float" office:value="-23.86" calcext:value-type="float">
            <text:p>-23.86</text:p>
          </table:table-cell>
        </table:table-row>
        <table:table-row table:style-name="ro1">
          <table:table-cell office:value-type="string" calcext:value-type="string">
            <text:p>Εθελοντής 3</text:p>
          </table:table-cell>
          <table:table-cell office:value-type="time" office:time-value="PT00H01M22.74S" calcext:value-type="time">
            <text:p>01:22.74</text:p>
          </table:table-cell>
          <table:table-cell office:value-type="time" office:time-value="PT00H00M56.14S" calcext:value-type="time">
            <text:p>00:56.14</text:p>
          </table:table-cell>
          <table:table-cell table:formula="of:=[.B5]*86400" office:value-type="float" office:value="82.74" calcext:value-type="float">
            <text:p>82.74</text:p>
          </table:table-cell>
          <table:table-cell table:formula="of:=[.C5]*86400" office:value-type="float" office:value="56.14" calcext:value-type="float">
            <text:p>56.14</text:p>
          </table:table-cell>
          <table:table-cell table:formula="of:=ROUNDDOWN((([.C5]-[.B5])/[.B5])*100;2)" office:value-type="float" office:value="-32.14" calcext:value-type="float">
            <text:p>-32.14</text:p>
          </table:table-cell>
          <table:table-cell/>
          <table:table-cell table:formula="of:=[.D5]-[.E5]"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Εθελοντής 4</text:p>
          </table:table-cell>
          <table:table-cell office:value-type="time" office:time-value="PT00H01M36.75S" calcext:value-type="time">
            <text:p>01:36.75</text:p>
          </table:table-cell>
          <table:table-cell office:value-type="time" office:time-value="PT00H03M12.21S" calcext:value-type="time">
            <text:p>03:12.21</text:p>
          </table:table-cell>
          <table:table-cell table:formula="of:=[.B6]*86400" office:value-type="float" office:value="96.75" calcext:value-type="float">
            <text:p>96.75</text:p>
          </table:table-cell>
          <table:table-cell table:formula="of:=[.C6]*86400" office:value-type="float" office:value="192.21" calcext:value-type="float">
            <text:p>192.21</text:p>
          </table:table-cell>
          <table:table-cell table:formula="of:=ROUNDDOWN((([.C6]-[.B6])/[.B6])*100;2)" office:value-type="float" office:value="98.66" calcext:value-type="float">
            <text:p>98.66</text:p>
          </table:table-cell>
          <table:table-cell/>
          <table:table-cell table:formula="of:=[.D6]-[.E6]" office:value-type="float" office:value="-95.46" calcext:value-type="float">
            <text:p>-95.46</text:p>
          </table:table-cell>
        </table:table-row>
        <table:table-row table:style-name="ro1">
          <table:table-cell office:value-type="string" calcext:value-type="string">
            <text:p>Εθελοντής 5</text:p>
          </table:table-cell>
          <table:table-cell office:value-type="time" office:time-value="PT00H01M39.21S" calcext:value-type="time">
            <text:p>01:39.21</text:p>
          </table:table-cell>
          <table:table-cell office:value-type="time" office:time-value="PT00H03M12.21S" calcext:value-type="time">
            <text:p>03:12.21</text:p>
          </table:table-cell>
          <table:table-cell table:formula="of:=[.B7]*86400" office:value-type="float" office:value="99.21" calcext:value-type="float">
            <text:p>99.21</text:p>
          </table:table-cell>
          <table:table-cell table:formula="of:=[.C7]*86400" office:value-type="float" office:value="192.21" calcext:value-type="float">
            <text:p>192.21</text:p>
          </table:table-cell>
          <table:table-cell table:formula="of:=ROUNDDOWN((([.C7]-[.B7])/[.B7])*100;2)" office:value-type="float" office:value="93.74" calcext:value-type="float">
            <text:p>93.74</text:p>
          </table:table-cell>
          <table:table-cell/>
          <table:table-cell table:formula="of:=[.D7]-[.E7]" office:value-type="float" office:value="-93" calcext:value-type="float">
            <text:p>-93</text:p>
          </table:table-cell>
        </table:table-row>
        <table:table-row table:style-name="ro1">
          <table:table-cell office:value-type="string" calcext:value-type="string">
            <text:p>Εθελοντής 6</text:p>
          </table:table-cell>
          <table:table-cell office:value-type="time" office:time-value="PT00H01M12.96S" calcext:value-type="time">
            <text:p>01:12.96</text:p>
          </table:table-cell>
          <table:table-cell office:value-type="time" office:time-value="PT00H00M58.7S" calcext:value-type="time">
            <text:p>00:58.70</text:p>
          </table:table-cell>
          <table:table-cell table:formula="of:=[.B8]*86400" office:value-type="float" office:value="72.96" calcext:value-type="float">
            <text:p>72.96</text:p>
          </table:table-cell>
          <table:table-cell table:formula="of:=[.C8]*86400" office:value-type="float" office:value="58.7" calcext:value-type="float">
            <text:p>58.7</text:p>
          </table:table-cell>
          <table:table-cell table:formula="of:=ROUNDDOWN((([.C8]-[.B8])/[.B8])*100;2)" office:value-type="float" office:value="-19.54" calcext:value-type="float">
            <text:p>-19.54</text:p>
          </table:table-cell>
          <table:table-cell/>
          <table:table-cell table:formula="of:=[.D8]-[.E8]" office:value-type="float" office:value="14.26" calcext:value-type="float">
            <text:p>14.26</text:p>
          </table:table-cell>
        </table:table-row>
        <table:table-row table:style-name="ro1">
          <table:table-cell office:value-type="string" calcext:value-type="string">
            <text:p>Εθελοντής 7</text:p>
          </table:table-cell>
          <table:table-cell office:value-type="time" office:time-value="PT00H00M25.97S" calcext:value-type="time">
            <text:p>00:25.97</text:p>
          </table:table-cell>
          <table:table-cell office:value-type="time" office:time-value="PT00H00M47.7S" calcext:value-type="time">
            <text:p>00:47.70</text:p>
          </table:table-cell>
          <table:table-cell table:formula="of:=[.B9]*86400" office:value-type="float" office:value="25.97" calcext:value-type="float">
            <text:p>25.97</text:p>
          </table:table-cell>
          <table:table-cell table:formula="of:=[.C9]*86400" office:value-type="float" office:value="47.7" calcext:value-type="float">
            <text:p>47.7</text:p>
          </table:table-cell>
          <table:table-cell table:formula="of:=ROUNDDOWN((([.C9]-[.B9])/[.B9])*100;2)" office:value-type="float" office:value="83.67" calcext:value-type="float">
            <text:p>83.67</text:p>
          </table:table-cell>
          <table:table-cell/>
          <table:table-cell table:formula="of:=[.D9]-[.E9]" office:value-type="float" office:value="-21.73" calcext:value-type="float">
            <text:p>-21.73</text:p>
          </table:table-cell>
        </table:table-row>
        <table:table-row table:style-name="ro1">
          <table:table-cell office:value-type="string" calcext:value-type="string">
            <text:p>Εθελοντής 8</text:p>
          </table:table-cell>
          <table:table-cell office:value-type="time" office:time-value="PT00H01M01.52S" calcext:value-type="time">
            <text:p>01:01.52</text:p>
          </table:table-cell>
          <table:table-cell office:value-type="time" office:time-value="PT00H01M53.22S" calcext:value-type="time">
            <text:p>01:53.22</text:p>
          </table:table-cell>
          <table:table-cell table:formula="of:=[.B10]*86400" office:value-type="float" office:value="61.52" calcext:value-type="float">
            <text:p>61.52</text:p>
          </table:table-cell>
          <table:table-cell table:formula="of:=[.C10]*86400" office:value-type="float" office:value="113.22" calcext:value-type="float">
            <text:p>113.22</text:p>
          </table:table-cell>
          <table:table-cell table:formula="of:=ROUNDDOWN((([.C10]-[.B10])/[.B10])*100;2)" office:value-type="float" office:value="84.03" calcext:value-type="float">
            <text:p>84.03</text:p>
          </table:table-cell>
          <table:table-cell/>
          <table:table-cell table:formula="of:=[.D10]-[.E10]" office:value-type="float" office:value="-51.7" calcext:value-type="float">
            <text:p>-51.7</text:p>
          </table:table-cell>
        </table:table-row>
        <table:table-row table:style-name="ro1">
          <table:table-cell office:value-type="string" calcext:value-type="string">
            <text:p>Εθελοντής 9</text:p>
          </table:table-cell>
          <table:table-cell office:value-type="time" office:time-value="PT00H00M17.62S" calcext:value-type="time">
            <text:p>00:17.62</text:p>
          </table:table-cell>
          <table:table-cell office:value-type="time" office:time-value="PT00H00M40.85S" calcext:value-type="time">
            <text:p>00:40.85</text:p>
          </table:table-cell>
          <table:table-cell table:formula="of:=[.B11]*86400" office:value-type="float" office:value="17.62" calcext:value-type="float">
            <text:p>17.62</text:p>
          </table:table-cell>
          <table:table-cell table:formula="of:=[.C11]*86400" office:value-type="float" office:value="40.85" calcext:value-type="float">
            <text:p>40.85</text:p>
          </table:table-cell>
          <table:table-cell table:formula="of:=ROUNDDOWN((([.C11]-[.B11])/[.B11])*100;2)" office:value-type="float" office:value="131.83" calcext:value-type="float">
            <text:p>131.83</text:p>
          </table:table-cell>
          <table:table-cell/>
          <table:table-cell table:formula="of:=[.D11]-[.E11]" office:value-type="float" office:value="-23.23" calcext:value-type="float">
            <text:p>-23.23</text:p>
          </table:table-cell>
        </table:table-row>
        <table:table-row table:style-name="ro1">
          <table:table-cell office:value-type="string" calcext:value-type="string">
            <text:p>Εθελοντής 10</text:p>
          </table:table-cell>
          <table:table-cell office:value-type="time" office:time-value="PT00H00M54.46S" calcext:value-type="time">
            <text:p>00:54.46</text:p>
          </table:table-cell>
          <table:table-cell office:value-type="time" office:time-value="PT00H01M54.47S" calcext:value-type="time">
            <text:p>01:54.47</text:p>
          </table:table-cell>
          <table:table-cell table:formula="of:=[.B12]*86400" office:value-type="float" office:value="54.46" calcext:value-type="float">
            <text:p>54.46</text:p>
          </table:table-cell>
          <table:table-cell table:formula="of:=[.C12]*86400" office:value-type="float" office:value="114.47" calcext:value-type="float">
            <text:p>114.47</text:p>
          </table:table-cell>
          <table:table-cell table:formula="of:=ROUNDDOWN((([.C12]-[.B12])/[.B12])*100;2)" office:value-type="float" office:value="110.19" calcext:value-type="float">
            <text:p>110.19</text:p>
          </table:table-cell>
          <table:table-cell/>
          <table:table-cell table:formula="of:=[.D12]-[.E12]" office:value-type="float" office:value="-60.01" calcext:value-type="float">
            <text:p>-60.01</text:p>
          </table:table-cell>
        </table:table-row>
        <table:table-row table:style-name="ro1">
          <table:table-cell table:style-name="Default"/>
          <table:table-cell table:style-name="ce6" table:formula="of:=AVERAGE([.B3:.B12])" office:value-type="time" office:time-value="PT00H01M07.676S" calcext:value-type="time">
            <text:p>01:07.68</text:p>
          </table:table-cell>
          <table:table-cell table:style-name="ce6" table:formula="of:=AVERAGE([.C3:.C12])" office:value-type="time" office:time-value="PT00H01M50.286S" calcext:value-type="time">
            <text:p>01:50.29</text:p>
          </table:table-cell>
          <table:table-cell table:formula="of:=AVERAGE([.D3:.D12])" office:value-type="float" office:value="67.676" calcext:value-type="float">
            <text:p>67.676</text:p>
          </table:table-cell>
          <table:table-cell table:formula="of:=AVERAGE([.E3:.E12])" office:value-type="float" office:value="110.286" calcext:value-type="float">
            <text:p>110.286</text:p>
          </table:table-cell>
          <table:table-cell table:formula="of:=AVERAGE([.F3:.F12])" office:value-type="float" office:value="68.246" calcext:value-type="float">
            <text:p>68.246</text:p>
          </table:table-cell>
          <table:table-cell table:formula="of:=ROUNDDOWN((([.C13]-[.B13])/[.B13])*100;2)" office:value-type="float" office:value="62.96" calcext:value-type="float">
            <text:p>62.96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>
            <draw:frame draw:z-index="0" draw:style-name="gr1" draw:text-style-name="P1" svg:width="15.999cm" svg:height="8.988cm" svg:x="0.529cm" svg:y="0.063cm">
              <draw:object draw:notify-on-update-of-ranges="'Sector 1'.A3:'Sector 1'.A12 'Sector 1'.B2:'Sector 1'.B2 'Sector 1'.B3:'Sector 1'.B12 'Sector 1'.C2:'Sector 1'.C2 'Sector 1'.C3:'Sector 1'.C1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2"/>
          <table:table-cell table:number-columns-repeated="5"/>
        </table:table-row>
      </table:table>
      <table:table table:name="Sector 2" table:style-name="ta1">
        <table:shapes>
          <draw:frame draw:z-index="0" draw:style-name="gr1" draw:text-style-name="P1" svg:width="15.999cm" svg:height="8.999cm" svg:x="0.228cm" svg:y="6.53cm">
            <draw:object draw:notify-on-update-of-ranges="'Sector 2'.A3:'Sector 2'.A12 'Sector 2'.B2:'Sector 2'.B2 'Sector 2'.B3:'Sector 2'.B12 'Sector 2'.C2:'Sector 2'.C2 'Sector 2'.C3:'Sector 2'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1"/>
        <table:table-column table:style-name="co3" table:default-cell-style-name="ce13"/>
        <table:table-column table:style-name="co3" table:default-cell-style-name="ce14"/>
        <table:table-column table:style-name="co3" table:number-columns-repeated="5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Τμήμα 2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Τμήμα 2</text:p>
          </table:table-cell>
          <table:covered-table-cell table:style-name="ce7"/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Μπαστούνι</text:p>
          </table:table-cell>
          <table:table-cell table:style-name="ce7" office:value-type="string" calcext:value-type="string">
            <text:p>Εφαρμογή</text:p>
          </table:table-cell>
          <table:table-cell table:style-name="ce12" office:value-type="string" calcext:value-type="string">
            <text:p>Μπαστούνι</text:p>
          </table:table-cell>
          <table:table-cell table:style-name="ce7" office:value-type="string" calcext:value-type="string">
            <text:p>Εφαρμογή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Εθελοντής 1</text:p>
          </table:table-cell>
          <table:table-cell office:value-type="time" office:time-value="PT00H01M11.81S" calcext:value-type="time">
            <text:p>01:11.81</text:p>
          </table:table-cell>
          <table:table-cell office:value-type="time" office:time-value="PT00H02M19.55S" calcext:value-type="time">
            <text:p>02:19.55</text:p>
          </table:table-cell>
          <table:table-cell table:formula="of:=[.B3]*86400" office:value-type="float" office:value="71.81" calcext:value-type="float">
            <text:p>71.81</text:p>
          </table:table-cell>
          <table:table-cell table:formula="of:=[.C3]*86400" office:value-type="float" office:value="139.55" calcext:value-type="float">
            <text:p>139.55</text:p>
          </table:table-cell>
          <table:table-cell table:formula="of:=ROUNDDOWN((([.C3]-[.B3])/[.B3])*100;2)" office:value-type="float" office:value="94.33" calcext:value-type="float">
            <text:p>94.33</text:p>
          </table:table-cell>
          <table:table-cell/>
          <table:table-cell table:formula="of:=[.D3]-[.E3]" office:value-type="float" office:value="-67.74" calcext:value-type="float">
            <text:p>-67.74</text:p>
          </table:table-cell>
        </table:table-row>
        <table:table-row table:style-name="ro1">
          <table:table-cell office:value-type="string" calcext:value-type="string">
            <text:p>Εθελοντής 2</text:p>
          </table:table-cell>
          <table:table-cell office:value-type="time" office:time-value="PT00H00M42.71S" calcext:value-type="time">
            <text:p>00:42.71</text:p>
          </table:table-cell>
          <table:table-cell office:value-type="time" office:time-value="PT00H01M02.52S" calcext:value-type="time">
            <text:p>01:02.52</text:p>
          </table:table-cell>
          <table:table-cell table:formula="of:=[.B4]*86400" office:value-type="float" office:value="42.71" calcext:value-type="float">
            <text:p>42.71</text:p>
          </table:table-cell>
          <table:table-cell table:formula="of:=[.C4]*86400" office:value-type="float" office:value="62.52" calcext:value-type="float">
            <text:p>62.52</text:p>
          </table:table-cell>
          <table:table-cell table:formula="of:=ROUNDDOWN((([.C4]-[.B4])/[.B4])*100;2)" office:value-type="float" office:value="46.38" calcext:value-type="float">
            <text:p>46.38</text:p>
          </table:table-cell>
          <table:table-cell/>
          <table:table-cell table:formula="of:=[.D4]-[.E4]" office:value-type="float" office:value="-19.81" calcext:value-type="float">
            <text:p>-19.81</text:p>
          </table:table-cell>
        </table:table-row>
        <table:table-row table:style-name="ro1">
          <table:table-cell office:value-type="string" calcext:value-type="string">
            <text:p>Εθελοντής 3</text:p>
          </table:table-cell>
          <table:table-cell office:value-type="time" office:time-value="PT00H00M51.5S" calcext:value-type="time">
            <text:p>00:51.50</text:p>
          </table:table-cell>
          <table:table-cell office:value-type="time" office:time-value="PT00H00M47.72S" calcext:value-type="time">
            <text:p>00:47.72</text:p>
          </table:table-cell>
          <table:table-cell table:formula="of:=[.B5]*86400" office:value-type="float" office:value="51.5" calcext:value-type="float">
            <text:p>51.5</text:p>
          </table:table-cell>
          <table:table-cell table:formula="of:=[.C5]*86400" office:value-type="float" office:value="47.72" calcext:value-type="float">
            <text:p>47.72</text:p>
          </table:table-cell>
          <table:table-cell table:formula="of:=ROUNDDOWN((([.C5]-[.B5])/[.B5])*100;2)" office:value-type="float" office:value="-7.33" calcext:value-type="float">
            <text:p>-7.33</text:p>
          </table:table-cell>
          <table:table-cell/>
          <table:table-cell table:formula="of:=[.D5]-[.E5]" office:value-type="float" office:value="3.78000000000001" calcext:value-type="float">
            <text:p>3.78000000000001</text:p>
          </table:table-cell>
        </table:table-row>
        <table:table-row table:style-name="ro1">
          <table:table-cell office:value-type="string" calcext:value-type="string">
            <text:p>Εθελοντής 4</text:p>
          </table:table-cell>
          <table:table-cell office:value-type="time" office:time-value="PT00H01M38.75S" calcext:value-type="time">
            <text:p>01:38.75</text:p>
          </table:table-cell>
          <table:table-cell office:value-type="time" office:time-value="PT00H01M43.52S" calcext:value-type="time">
            <text:p>01:43.52</text:p>
          </table:table-cell>
          <table:table-cell table:formula="of:=[.B6]*86400" office:value-type="float" office:value="98.75" calcext:value-type="float">
            <text:p>98.75</text:p>
          </table:table-cell>
          <table:table-cell table:formula="of:=[.C6]*86400" office:value-type="float" office:value="103.52" calcext:value-type="float">
            <text:p>103.52</text:p>
          </table:table-cell>
          <table:table-cell table:formula="of:=ROUNDDOWN((([.C6]-[.B6])/[.B6])*100;2)" office:value-type="float" office:value="4.83" calcext:value-type="float">
            <text:p>4.83</text:p>
          </table:table-cell>
          <table:table-cell/>
          <table:table-cell table:formula="of:=[.D6]-[.E6]" office:value-type="float" office:value="-4.77" calcext:value-type="float">
            <text:p>-4.77</text:p>
          </table:table-cell>
        </table:table-row>
        <table:table-row table:style-name="ro1">
          <table:table-cell office:value-type="string" calcext:value-type="string">
            <text:p>Εθελοντής 5</text:p>
          </table:table-cell>
          <table:table-cell office:value-type="time" office:time-value="PT00H00M58.62S" calcext:value-type="time">
            <text:p>00:58.62</text:p>
          </table:table-cell>
          <table:table-cell office:value-type="time" office:time-value="PT00H01M42.39S" calcext:value-type="time">
            <text:p>01:42.39</text:p>
          </table:table-cell>
          <table:table-cell table:formula="of:=[.B7]*86400" office:value-type="float" office:value="58.62" calcext:value-type="float">
            <text:p>58.62</text:p>
          </table:table-cell>
          <table:table-cell table:formula="of:=[.C7]*86400" office:value-type="float" office:value="102.39" calcext:value-type="float">
            <text:p>102.39</text:p>
          </table:table-cell>
          <table:table-cell table:formula="of:=ROUNDDOWN((([.C7]-[.B7])/[.B7])*100;2)" office:value-type="float" office:value="74.66" calcext:value-type="float">
            <text:p>74.66</text:p>
          </table:table-cell>
          <table:table-cell/>
          <table:table-cell table:formula="of:=[.D7]-[.E7]" office:value-type="float" office:value="-43.77" calcext:value-type="float">
            <text:p>-43.77</text:p>
          </table:table-cell>
        </table:table-row>
        <table:table-row table:style-name="ro1">
          <table:table-cell office:value-type="string" calcext:value-type="string">
            <text:p>Εθελοντής 6</text:p>
          </table:table-cell>
          <table:table-cell office:value-type="time" office:time-value="PT00H00M30.83S" calcext:value-type="time">
            <text:p>00:30.83</text:p>
          </table:table-cell>
          <table:table-cell office:value-type="time" office:time-value="PT00H01M19.82S" calcext:value-type="time">
            <text:p>01:19.82</text:p>
          </table:table-cell>
          <table:table-cell table:formula="of:=[.B8]*86400" office:value-type="float" office:value="30.83" calcext:value-type="float">
            <text:p>30.83</text:p>
          </table:table-cell>
          <table:table-cell table:formula="of:=[.C8]*86400" office:value-type="float" office:value="79.82" calcext:value-type="float">
            <text:p>79.82</text:p>
          </table:table-cell>
          <table:table-cell table:formula="of:=ROUNDDOWN((([.C8]-[.B8])/[.B8])*100;2)" office:value-type="float" office:value="158.9" calcext:value-type="float">
            <text:p>158.9</text:p>
          </table:table-cell>
          <table:table-cell/>
          <table:table-cell table:formula="of:=[.D8]-[.E8]" office:value-type="float" office:value="-48.99" calcext:value-type="float">
            <text:p>-48.99</text:p>
          </table:table-cell>
        </table:table-row>
        <table:table-row table:style-name="ro1">
          <table:table-cell office:value-type="string" calcext:value-type="string">
            <text:p>Εθελοντής 7</text:p>
          </table:table-cell>
          <table:table-cell office:value-type="time" office:time-value="PT00H00M17.66S" calcext:value-type="time">
            <text:p>00:17.66</text:p>
          </table:table-cell>
          <table:table-cell office:value-type="time" office:time-value="PT00H00M24.86S" calcext:value-type="time">
            <text:p>00:24.86</text:p>
          </table:table-cell>
          <table:table-cell table:formula="of:=[.B9]*86400" office:value-type="float" office:value="17.66" calcext:value-type="float">
            <text:p>17.66</text:p>
          </table:table-cell>
          <table:table-cell table:formula="of:=[.C9]*86400" office:value-type="float" office:value="24.86" calcext:value-type="float">
            <text:p>24.86</text:p>
          </table:table-cell>
          <table:table-cell table:formula="of:=ROUNDDOWN((([.C9]-[.B9])/[.B9])*100;2)" office:value-type="float" office:value="40.77" calcext:value-type="float">
            <text:p>40.77</text:p>
          </table:table-cell>
          <table:table-cell/>
          <table:table-cell table:formula="of:=[.D9]-[.E9]" office:value-type="float" office:value="-7.2" calcext:value-type="float">
            <text:p>-7.2</text:p>
          </table:table-cell>
        </table:table-row>
        <table:table-row table:style-name="ro1">
          <table:table-cell office:value-type="string" calcext:value-type="string">
            <text:p>Εθελοντής 8</text:p>
          </table:table-cell>
          <table:table-cell office:value-type="time" office:time-value="PT00H00M36.82S" calcext:value-type="time">
            <text:p>00:36.82</text:p>
          </table:table-cell>
          <table:table-cell office:value-type="time" office:time-value="PT00H01M17.36S" calcext:value-type="time">
            <text:p>01:17.36</text:p>
          </table:table-cell>
          <table:table-cell table:formula="of:=[.B10]*86400" office:value-type="float" office:value="36.82" calcext:value-type="float">
            <text:p>36.82</text:p>
          </table:table-cell>
          <table:table-cell table:formula="of:=[.C10]*86400" office:value-type="float" office:value="77.36" calcext:value-type="float">
            <text:p>77.36</text:p>
          </table:table-cell>
          <table:table-cell table:formula="of:=ROUNDDOWN((([.C10]-[.B10])/[.B10])*100;2)" office:value-type="float" office:value="110.1" calcext:value-type="float">
            <text:p>110.1</text:p>
          </table:table-cell>
          <table:table-cell/>
          <table:table-cell table:formula="of:=[.D10]-[.E10]" office:value-type="float" office:value="-40.54" calcext:value-type="float">
            <text:p>-40.54</text:p>
          </table:table-cell>
        </table:table-row>
        <table:table-row table:style-name="ro1">
          <table:table-cell office:value-type="string" calcext:value-type="string">
            <text:p>Εθελοντής 9</text:p>
          </table:table-cell>
          <table:table-cell office:value-type="time" office:time-value="PT00H01M12.71S" calcext:value-type="time">
            <text:p>01:12.71</text:p>
          </table:table-cell>
          <table:table-cell office:value-type="time" office:time-value="PT00H00M47.85S" calcext:value-type="time">
            <text:p>00:47.85</text:p>
          </table:table-cell>
          <table:table-cell table:formula="of:=[.B11]*86400" office:value-type="float" office:value="72.71" calcext:value-type="float">
            <text:p>72.71</text:p>
          </table:table-cell>
          <table:table-cell table:formula="of:=[.C11]*86400" office:value-type="float" office:value="47.85" calcext:value-type="float">
            <text:p>47.85</text:p>
          </table:table-cell>
          <table:table-cell table:formula="of:=ROUNDDOWN((([.C11]-[.B11])/[.B11])*100;2)" office:value-type="float" office:value="-34.19" calcext:value-type="float">
            <text:p>-34.19</text:p>
          </table:table-cell>
          <table:table-cell/>
          <table:table-cell table:formula="of:=[.D11]-[.E11]" office:value-type="float" office:value="24.86" calcext:value-type="float">
            <text:p>24.86</text:p>
          </table:table-cell>
        </table:table-row>
        <table:table-row table:style-name="ro1">
          <table:table-cell office:value-type="string" calcext:value-type="string">
            <text:p>Εθελοντής 10</text:p>
          </table:table-cell>
          <table:table-cell office:value-type="time" office:time-value="PT00H00M24.92S" calcext:value-type="time">
            <text:p>00:24.92</text:p>
          </table:table-cell>
          <table:table-cell office:value-type="time" office:time-value="PT00H00M51.47S" calcext:value-type="time">
            <text:p>00:51.47</text:p>
          </table:table-cell>
          <table:table-cell table:formula="of:=[.B12]*86400" office:value-type="float" office:value="24.92" calcext:value-type="float">
            <text:p>24.92</text:p>
          </table:table-cell>
          <table:table-cell table:formula="of:=[.C12]*86400" office:value-type="float" office:value="51.47" calcext:value-type="float">
            <text:p>51.47</text:p>
          </table:table-cell>
          <table:table-cell table:formula="of:=ROUNDDOWN((([.C12]-[.B12])/[.B12])*100;2)" office:value-type="float" office:value="106.54" calcext:value-type="float">
            <text:p>106.54</text:p>
          </table:table-cell>
          <table:table-cell/>
          <table:table-cell table:formula="of:=[.D12]-[.E12]" office:value-type="float" office:value="-26.55" calcext:value-type="float">
            <text:p>-26.55</text:p>
          </table:table-cell>
        </table:table-row>
        <table:table-row table:style-name="ro1">
          <table:table-cell table:style-name="Default"/>
          <table:table-cell table:style-name="ce6" table:formula="of:=AVERAGE([.B3:.B12])" office:value-type="time" office:time-value="PT00H00M50.633S" calcext:value-type="time">
            <text:p>00:50.63</text:p>
          </table:table-cell>
          <table:table-cell table:style-name="ce6" table:formula="of:=AVERAGE([.C3:.C12])" office:value-type="time" office:time-value="PT00H01M13.706S" calcext:value-type="time">
            <text:p>01:13.71</text:p>
          </table:table-cell>
          <table:table-cell table:formula="of:=AVERAGE([.D3:.D12])" office:value-type="float" office:value="50.633" calcext:value-type="float">
            <text:p>50.633</text:p>
          </table:table-cell>
          <table:table-cell table:formula="of:=AVERAGE([.E3:.E12])" office:value-type="float" office:value="73.706" calcext:value-type="float">
            <text:p>73.706</text:p>
          </table:table-cell>
          <table:table-cell table:formula="of:=AVERAGE([.F3:.F12])" office:value-type="float" office:value="59.499" calcext:value-type="float">
            <text:p>59.499</text:p>
          </table:table-cell>
          <table:table-cell table:formula="of:=ROUNDDOWN((([.C13]-[.B13])/[.B13])*100;2)" office:value-type="float" office:value="45.56" calcext:value-type="float">
            <text:p>45.56</text:p>
          </table:table-cell>
          <table:table-cell/>
        </table:table-row>
      </table:table>
      <table:table table:name="Sector 3" table:style-name="ta1">
        <table:table-column table:style-name="co3" table:default-cell-style-name="ce1"/>
        <table:table-column table:style-name="co3" table:number-columns-repeated="2" table:default-cell-style-name="ce17"/>
        <table:table-column table:style-name="co3" table:number-columns-repeated="5" table:default-cell-style-name="Default"/>
        <table:table-row table:style-name="ro1">
          <table:table-cell/>
          <table:table-cell table:style-name="ce32" office:value-type="string" calcext:value-type="string" table:number-columns-spanned="2" table:number-rows-spanned="1">
            <text:p>Τμήμα 3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Τμήμα 3</text:p>
          </table:table-cell>
          <table:covered-table-cell table:style-name="ce3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Μπαστούνι</text:p>
          </table:table-cell>
          <table:table-cell table:style-name="ce16" office:value-type="string" calcext:value-type="string">
            <text:p>Εφαρμογή</text:p>
          </table:table-cell>
          <table:table-cell table:style-name="ce16" office:value-type="string" calcext:value-type="string">
            <text:p>Μπαστούνι</text:p>
          </table:table-cell>
          <table:table-cell table:style-name="ce16" office:value-type="string" calcext:value-type="string">
            <text:p>Εφαρμογή</text:p>
          </table:table-cell>
          <table:table-cell office:value-type="string" calcext:value-type="string">
            <text:p>Λόγος (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Εθελοντής 1</text:p>
          </table:table-cell>
          <table:table-cell office:value-type="time" office:time-value="PT00H01M30.48S" calcext:value-type="time">
            <text:p>01:30.48</text:p>
          </table:table-cell>
          <table:table-cell office:value-type="time" office:time-value="PT00H02M48.95S" calcext:value-type="time">
            <text:p>02:48.95</text:p>
          </table:table-cell>
          <table:table-cell table:formula="of:=[.B3]*86400" office:value-type="float" office:value="90.48" calcext:value-type="float">
            <text:p>90.48</text:p>
          </table:table-cell>
          <table:table-cell table:formula="of:=[.C3]*86400" office:value-type="float" office:value="168.95" calcext:value-type="float">
            <text:p>168.95</text:p>
          </table:table-cell>
          <table:table-cell table:formula="of:=ROUNDDOWN((([.C3]-[.B3])/[.B3])*100;2)" office:value-type="float" office:value="86.72" calcext:value-type="float">
            <text:p>86.72</text:p>
          </table:table-cell>
          <table:table-cell/>
          <table:table-cell table:formula="of:=[.D3]-[.E3]" office:value-type="float" office:value="-78.47" calcext:value-type="float">
            <text:p>-78.47</text:p>
          </table:table-cell>
        </table:table-row>
        <table:table-row table:style-name="ro1">
          <table:table-cell office:value-type="string" calcext:value-type="string">
            <text:p>Εθελοντής 2</text:p>
          </table:table-cell>
          <table:table-cell office:value-type="time" office:time-value="PT00H00M59.75S" calcext:value-type="time">
            <text:p>00:59.75</text:p>
          </table:table-cell>
          <table:table-cell office:value-type="time" office:time-value="PT00H00M40.52S" calcext:value-type="time">
            <text:p>00:40.52</text:p>
          </table:table-cell>
          <table:table-cell table:formula="of:=[.B4]*86400" office:value-type="float" office:value="59.75" calcext:value-type="float">
            <text:p>59.75</text:p>
          </table:table-cell>
          <table:table-cell table:formula="of:=[.C4]*86400" office:value-type="float" office:value="40.52" calcext:value-type="float">
            <text:p>40.52</text:p>
          </table:table-cell>
          <table:table-cell table:formula="of:=ROUNDDOWN((([.C4]-[.B4])/[.B4])*100;2)" office:value-type="float" office:value="-32.18" calcext:value-type="float">
            <text:p>-32.18</text:p>
          </table:table-cell>
          <table:table-cell/>
          <table:table-cell table:formula="of:=[.D4]-[.E4]" office:value-type="float" office:value="19.23" calcext:value-type="float">
            <text:p>19.23</text:p>
          </table:table-cell>
        </table:table-row>
        <table:table-row table:style-name="ro1">
          <table:table-cell office:value-type="string" calcext:value-type="string">
            <text:p>Εθελοντής 3</text:p>
          </table:table-cell>
          <table:table-cell office:value-type="time" office:time-value="PT00H01M16.73S" calcext:value-type="time">
            <text:p>01:16.73</text:p>
          </table:table-cell>
          <table:table-cell office:value-type="time" office:time-value="PT00H01M07.44S" calcext:value-type="time">
            <text:p>01:07.44</text:p>
          </table:table-cell>
          <table:table-cell table:formula="of:=[.B5]*86400" office:value-type="float" office:value="76.73" calcext:value-type="float">
            <text:p>76.73</text:p>
          </table:table-cell>
          <table:table-cell table:formula="of:=[.C5]*86400" office:value-type="float" office:value="67.44" calcext:value-type="float">
            <text:p>67.44</text:p>
          </table:table-cell>
          <table:table-cell table:formula="of:=ROUNDDOWN((([.C5]-[.B5])/[.B5])*100;2)" office:value-type="float" office:value="-12.1" calcext:value-type="float">
            <text:p>-12.1</text:p>
          </table:table-cell>
          <table:table-cell/>
          <table:table-cell table:formula="of:=[.D5]-[.E5]" office:value-type="float" office:value="9.28999999999999" calcext:value-type="float">
            <text:p>9.28999999999999</text:p>
          </table:table-cell>
        </table:table-row>
        <table:table-row table:style-name="ro1">
          <table:table-cell office:value-type="string" calcext:value-type="string">
            <text:p>Εθελοντής 4</text:p>
          </table:table-cell>
          <table:table-cell office:value-type="time" office:time-value="PT00H00M49.24S" calcext:value-type="time">
            <text:p>00:49.24</text:p>
          </table:table-cell>
          <table:table-cell office:value-type="time" office:time-value="PT00H02M31.27S" calcext:value-type="time">
            <text:p>02:31.27</text:p>
          </table:table-cell>
          <table:table-cell table:formula="of:=[.B6]*86400" office:value-type="float" office:value="49.24" calcext:value-type="float">
            <text:p>49.24</text:p>
          </table:table-cell>
          <table:table-cell table:formula="of:=[.C6]*86400" office:value-type="float" office:value="151.27" calcext:value-type="float">
            <text:p>151.27</text:p>
          </table:table-cell>
          <table:table-cell table:formula="of:=ROUNDDOWN((([.C6]-[.B6])/[.B6])*100;2)" office:value-type="float" office:value="207.2" calcext:value-type="float">
            <text:p>207.2</text:p>
          </table:table-cell>
          <table:table-cell/>
          <table:table-cell table:formula="of:=[.D6]-[.E6]" office:value-type="float" office:value="-102.03" calcext:value-type="float">
            <text:p>-102.03</text:p>
          </table:table-cell>
        </table:table-row>
        <table:table-row table:style-name="ro1">
          <table:table-cell office:value-type="string" calcext:value-type="string">
            <text:p>Εθελοντής 5</text:p>
          </table:table-cell>
          <table:table-cell office:value-type="time" office:time-value="PT00H00M22.51S" calcext:value-type="time">
            <text:p>00:22.51</text:p>
          </table:table-cell>
          <table:table-cell office:value-type="time" office:time-value="PT00H02M56.42S" calcext:value-type="time">
            <text:p>02:56.42</text:p>
          </table:table-cell>
          <table:table-cell table:formula="of:=[.B7]*86400" office:value-type="float" office:value="22.51" calcext:value-type="float">
            <text:p>22.51</text:p>
          </table:table-cell>
          <table:table-cell table:formula="of:=[.C7]*86400" office:value-type="float" office:value="176.42" calcext:value-type="float">
            <text:p>176.42</text:p>
          </table:table-cell>
          <table:table-cell table:formula="of:=ROUNDDOWN((([.C7]-[.B7])/[.B7])*100;2)" office:value-type="float" office:value="683.74" calcext:value-type="float">
            <text:p>683.74</text:p>
          </table:table-cell>
          <table:table-cell/>
          <table:table-cell table:formula="of:=[.D7]-[.E7]" office:value-type="float" office:value="-153.91" calcext:value-type="float">
            <text:p>-153.91</text:p>
          </table:table-cell>
        </table:table-row>
        <table:table-row table:style-name="ro1">
          <table:table-cell office:value-type="string" calcext:value-type="string">
            <text:p>Εθελοντής 6</text:p>
          </table:table-cell>
          <table:table-cell office:value-type="time" office:time-value="PT00H00M47.95S" calcext:value-type="time">
            <text:p>00:47.95</text:p>
          </table:table-cell>
          <table:table-cell office:value-type="time" office:time-value="PT00H01M22.17S" calcext:value-type="time">
            <text:p>01:22.17</text:p>
          </table:table-cell>
          <table:table-cell table:formula="of:=[.B8]*86400" office:value-type="float" office:value="47.95" calcext:value-type="float">
            <text:p>47.95</text:p>
          </table:table-cell>
          <table:table-cell table:formula="of:=[.C8]*86400" office:value-type="float" office:value="82.17" calcext:value-type="float">
            <text:p>82.17</text:p>
          </table:table-cell>
          <table:table-cell table:formula="of:=ROUNDDOWN((([.C8]-[.B8])/[.B8])*100;2)" office:value-type="float" office:value="71.36" calcext:value-type="float">
            <text:p>71.36</text:p>
          </table:table-cell>
          <table:table-cell/>
          <table:table-cell table:formula="of:=[.D8]-[.E8]" office:value-type="float" office:value="-34.22" calcext:value-type="float">
            <text:p>-34.22</text:p>
          </table:table-cell>
        </table:table-row>
        <table:table-row table:style-name="ro1">
          <table:table-cell office:value-type="string" calcext:value-type="string">
            <text:p>Εθελοντής 7</text:p>
          </table:table-cell>
          <table:table-cell office:value-type="time" office:time-value="PT00H00M38.77S" calcext:value-type="time">
            <text:p>00:38.77</text:p>
          </table:table-cell>
          <table:table-cell office:value-type="time" office:time-value="PT00H01M18.71S" calcext:value-type="time">
            <text:p>01:18.71</text:p>
          </table:table-cell>
          <table:table-cell table:formula="of:=[.B9]*86400" office:value-type="float" office:value="38.77" calcext:value-type="float">
            <text:p>38.77</text:p>
          </table:table-cell>
          <table:table-cell table:formula="of:=[.C9]*86400" office:value-type="float" office:value="78.71" calcext:value-type="float">
            <text:p>78.71</text:p>
          </table:table-cell>
          <table:table-cell table:formula="of:=ROUNDDOWN((([.C9]-[.B9])/[.B9])*100;2)" office:value-type="float" office:value="103.01" calcext:value-type="float">
            <text:p>103.01</text:p>
          </table:table-cell>
          <table:table-cell/>
          <table:table-cell table:formula="of:=[.D9]-[.E9]" office:value-type="float" office:value="-39.94" calcext:value-type="float">
            <text:p>-39.94</text:p>
          </table:table-cell>
        </table:table-row>
        <table:table-row table:style-name="ro1">
          <table:table-cell office:value-type="string" calcext:value-type="string">
            <text:p>Εθελοντής 8</text:p>
          </table:table-cell>
          <table:table-cell office:value-type="time" office:time-value="PT00H00M47.83S" calcext:value-type="time">
            <text:p>00:47.83</text:p>
          </table:table-cell>
          <table:table-cell office:value-type="time" office:time-value="PT00H01M38S" calcext:value-type="time">
            <text:p>01:38.00</text:p>
          </table:table-cell>
          <table:table-cell table:formula="of:=[.B10]*86400" office:value-type="float" office:value="47.83" calcext:value-type="float">
            <text:p>47.83</text:p>
          </table:table-cell>
          <table:table-cell table:formula="of:=[.C10]*86400" office:value-type="float" office:value="98" calcext:value-type="float">
            <text:p>98</text:p>
          </table:table-cell>
          <table:table-cell table:formula="of:=ROUNDDOWN((([.C10]-[.B10])/[.B10])*100;2)" office:value-type="float" office:value="104.89" calcext:value-type="float">
            <text:p>104.89</text:p>
          </table:table-cell>
          <table:table-cell/>
          <table:table-cell table:formula="of:=[.D10]-[.E10]" office:value-type="float" office:value="-50.17" calcext:value-type="float">
            <text:p>-50.17</text:p>
          </table:table-cell>
        </table:table-row>
        <table:table-row table:style-name="ro1">
          <table:table-cell office:value-type="string" calcext:value-type="string">
            <text:p>Εθελοντής 9</text:p>
          </table:table-cell>
          <table:table-cell office:value-type="time" office:time-value="PT00H00M30.9S" calcext:value-type="time">
            <text:p>00:30.90</text:p>
          </table:table-cell>
          <table:table-cell office:value-type="time" office:time-value="PT00H01M07.61S" calcext:value-type="time">
            <text:p>01:07.61</text:p>
          </table:table-cell>
          <table:table-cell table:formula="of:=[.B11]*86400" office:value-type="float" office:value="30.9" calcext:value-type="float">
            <text:p>30.9</text:p>
          </table:table-cell>
          <table:table-cell table:formula="of:=[.C11]*86400" office:value-type="float" office:value="67.61" calcext:value-type="float">
            <text:p>67.61</text:p>
          </table:table-cell>
          <table:table-cell table:formula="of:=ROUNDDOWN((([.C11]-[.B11])/[.B11])*100;2)" office:value-type="float" office:value="118.8" calcext:value-type="float">
            <text:p>118.8</text:p>
          </table:table-cell>
          <table:table-cell/>
          <table:table-cell table:formula="of:=[.D11]-[.E11]" office:value-type="float" office:value="-36.71" calcext:value-type="float">
            <text:p>-36.71</text:p>
          </table:table-cell>
        </table:table-row>
        <table:table-row table:style-name="ro1">
          <table:table-cell office:value-type="string" calcext:value-type="string">
            <text:p>Εθελοντής 10</text:p>
          </table:table-cell>
          <table:table-cell office:value-type="time" office:time-value="PT00H00M27.38S" calcext:value-type="time">
            <text:p>00:27.38</text:p>
          </table:table-cell>
          <table:table-cell office:value-type="time" office:time-value="PT00H01M18.27S" calcext:value-type="time">
            <text:p>01:18.27</text:p>
          </table:table-cell>
          <table:table-cell table:formula="of:=[.B12]*86400" office:value-type="float" office:value="27.38" calcext:value-type="float">
            <text:p>27.38</text:p>
          </table:table-cell>
          <table:table-cell table:formula="of:=[.C12]*86400" office:value-type="float" office:value="78.27" calcext:value-type="float">
            <text:p>78.27</text:p>
          </table:table-cell>
          <table:table-cell table:formula="of:=ROUNDDOWN((([.C12]-[.B12])/[.B12])*100;2)" office:value-type="float" office:value="185.86" calcext:value-type="float">
            <text:p>185.86</text:p>
          </table:table-cell>
          <table:table-cell/>
          <table:table-cell table:formula="of:=[.D12]-[.E12]" office:value-type="float" office:value="-50.89" calcext:value-type="float">
            <text:p>-50.89</text:p>
          </table:table-cell>
        </table:table-row>
        <table:table-row table:style-name="ro1">
          <table:table-cell table:style-name="Default"/>
          <table:table-cell table:style-name="ce6" table:formula="of:=AVERAGE([.B3:.B12])" office:value-type="time" office:time-value="PT00H00M49.154S" calcext:value-type="time">
            <text:p>00:49.15</text:p>
          </table:table-cell>
          <table:table-cell table:style-name="ce6" table:formula="of:=AVERAGE([.C3:.C12])" office:value-type="time" office:time-value="PT00H01M40.936S" calcext:value-type="time">
            <text:p>01:40.94</text:p>
          </table:table-cell>
          <table:table-cell table:formula="of:=AVERAGE([.D3:.D12])" office:value-type="float" office:value="49.154" calcext:value-type="float">
            <text:p>49.154</text:p>
          </table:table-cell>
          <table:table-cell table:formula="of:=AVERAGE([.E3:.E12])" office:value-type="float" office:value="100.936" calcext:value-type="float">
            <text:p>100.936</text:p>
          </table:table-cell>
          <table:table-cell table:formula="of:=AVERAGE([.F3:.F12])" office:value-type="float" office:value="151.73" calcext:value-type="float">
            <text:p>151.73</text:p>
          </table:table-cell>
          <table:table-cell table:formula="of:=ROUNDDOWN((([.C13]-[.B13])/[.B13])*100;2)" office:value-type="float" office:value="105.34" calcext:value-type="float">
            <text:p>105.34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>
            <draw:frame draw:z-index="0" draw:style-name="gr1" draw:text-style-name="P1" svg:width="15.999cm" svg:height="8.999cm" svg:x="0.555cm" svg:y="0.108cm">
              <draw:object draw:notify-on-update-of-ranges="'Sector 3'.A3:'Sector 3'.A12 'Sector 3'.B2:'Sector 3'.B2 'Sector 3'.B3:'Sector 3'.B12 'Sector 3'.C2:'Sector 3'.C2 'Sector 3'.C3:'Sector 3'.C1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2"/>
          <table:table-cell table:number-columns-repeated="5"/>
        </table:table-row>
      </table:table>
      <table:table table:name="Sector 4" table:style-name="ta1">
        <table:shapes>
          <draw:frame draw:z-index="0" draw:style-name="gr1" draw:text-style-name="P1" svg:width="15.999cm" svg:height="8.999cm" svg:x="0.27cm" svg:y="6.466cm">
            <draw:object draw:notify-on-update-of-ranges="'Sector 4'.A3:'Sector 4'.A12 'Sector 4'.B2:'Sector 4'.B2 'Sector 4'.B3:'Sector 4'.B12 'Sector 4'.C2:'Sector 4'.C2 'Sector 4'.C3:'Sector 4'.C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ce2"/>
        <table:table-column table:style-name="co3" table:number-columns-repeated="2" table:default-cell-style-name="ce18"/>
        <table:table-column table:style-name="co3" table:number-columns-repeated="5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Τμήμα 4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Τμήμα 4</text:p>
          </table:table-cell>
          <table:covered-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Μπαστούνι</text:p>
          </table:table-cell>
          <table:table-cell table:style-name="ce2" office:value-type="string" calcext:value-type="string">
            <text:p>Εφαρμογή</text:p>
          </table:table-cell>
          <table:table-cell table:style-name="ce2" office:value-type="string" calcext:value-type="string">
            <text:p>Μπαστούνι</text:p>
          </table:table-cell>
          <table:table-cell table:style-name="ce2" office:value-type="string" calcext:value-type="string">
            <text:p>Εφαρμογή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Εθελοντής 1</text:p>
          </table:table-cell>
          <table:table-cell office:value-type="time" office:time-value="PT00H01M20.17S" calcext:value-type="time">
            <text:p>01:20.17</text:p>
          </table:table-cell>
          <table:table-cell office:value-type="time" office:time-value="PT00H03M11.17S" calcext:value-type="time">
            <text:p>03:11.17</text:p>
          </table:table-cell>
          <table:table-cell table:formula="of:=[.B3]*86400" office:value-type="float" office:value="80.17" calcext:value-type="float">
            <text:p>80.17</text:p>
          </table:table-cell>
          <table:table-cell table:formula="of:=[.C3]*86400" office:value-type="float" office:value="191.17" calcext:value-type="float">
            <text:p>191.17</text:p>
          </table:table-cell>
          <table:table-cell table:formula="of:=ROUNDDOWN((([.C3]-[.B3])/[.B3])*100;2)" office:value-type="float" office:value="138.45" calcext:value-type="float">
            <text:p>138.45</text:p>
          </table:table-cell>
          <table:table-cell/>
          <table:table-cell table:formula="of:=[.D3]-[.E3]" office:value-type="float" office:value="-111" calcext:value-type="float">
            <text:p>-111</text:p>
          </table:table-cell>
        </table:table-row>
        <table:table-row table:style-name="ro1">
          <table:table-cell office:value-type="string" calcext:value-type="string">
            <text:p>Εθελοντής 2</text:p>
          </table:table-cell>
          <table:table-cell office:value-type="time" office:time-value="PT00H01M10.66S" calcext:value-type="time">
            <text:p>01:10.66</text:p>
          </table:table-cell>
          <table:table-cell office:value-type="time" office:time-value="PT00H00M58.57S" calcext:value-type="time">
            <text:p>00:58.57</text:p>
          </table:table-cell>
          <table:table-cell table:formula="of:=[.B4]*86400" office:value-type="float" office:value="70.66" calcext:value-type="float">
            <text:p>70.66</text:p>
          </table:table-cell>
          <table:table-cell table:formula="of:=[.C4]*86400" office:value-type="float" office:value="58.57" calcext:value-type="float">
            <text:p>58.57</text:p>
          </table:table-cell>
          <table:table-cell table:formula="of:=ROUNDDOWN((([.C4]-[.B4])/[.B4])*100;2)" office:value-type="float" office:value="-17.11" calcext:value-type="float">
            <text:p>-17.11</text:p>
          </table:table-cell>
          <table:table-cell/>
          <table:table-cell table:formula="of:=[.D4]-[.E4]" office:value-type="float" office:value="12.09" calcext:value-type="float">
            <text:p>12.09</text:p>
          </table:table-cell>
        </table:table-row>
        <table:table-row table:style-name="ro1">
          <table:table-cell office:value-type="string" calcext:value-type="string">
            <text:p>Εθελοντής 3</text:p>
          </table:table-cell>
          <table:table-cell office:value-type="time" office:time-value="PT00H01M41.63S" calcext:value-type="time">
            <text:p>01:41.63</text:p>
          </table:table-cell>
          <table:table-cell office:value-type="time" office:time-value="PT00H01M19.26S" calcext:value-type="time">
            <text:p>01:19.26</text:p>
          </table:table-cell>
          <table:table-cell table:formula="of:=[.B5]*86400" office:value-type="float" office:value="101.63" calcext:value-type="float">
            <text:p>101.63</text:p>
          </table:table-cell>
          <table:table-cell table:formula="of:=[.C5]*86400" office:value-type="float" office:value="79.26" calcext:value-type="float">
            <text:p>79.26</text:p>
          </table:table-cell>
          <table:table-cell table:formula="of:=ROUNDDOWN((([.C5]-[.B5])/[.B5])*100;2)" office:value-type="float" office:value="-22.01" calcext:value-type="float">
            <text:p>-22.01</text:p>
          </table:table-cell>
          <table:table-cell/>
          <table:table-cell table:formula="of:=[.D5]-[.E5]" office:value-type="float" office:value="22.37" calcext:value-type="float">
            <text:p>22.37</text:p>
          </table:table-cell>
        </table:table-row>
        <table:table-row table:style-name="ro1">
          <table:table-cell office:value-type="string" calcext:value-type="string">
            <text:p>Εθελοντής 4</text:p>
          </table:table-cell>
          <table:table-cell office:value-type="time" office:time-value="PT00H00M33.51S" calcext:value-type="time">
            <text:p>00:33.51</text:p>
          </table:table-cell>
          <table:table-cell office:value-type="time" office:time-value="PT00H00M50.25S" calcext:value-type="time">
            <text:p>00:50.25</text:p>
          </table:table-cell>
          <table:table-cell table:formula="of:=[.B6]*86400" office:value-type="float" office:value="33.51" calcext:value-type="float">
            <text:p>33.51</text:p>
          </table:table-cell>
          <table:table-cell table:formula="of:=[.C6]*86400" office:value-type="float" office:value="50.25" calcext:value-type="float">
            <text:p>50.25</text:p>
          </table:table-cell>
          <table:table-cell table:formula="of:=ROUNDDOWN((([.C6]-[.B6])/[.B6])*100;2)" office:value-type="float" office:value="49.95" calcext:value-type="float">
            <text:p>49.95</text:p>
          </table:table-cell>
          <table:table-cell/>
          <table:table-cell table:formula="of:=[.D6]-[.E6]" office:value-type="float" office:value="-16.74" calcext:value-type="float">
            <text:p>-16.74</text:p>
          </table:table-cell>
        </table:table-row>
        <table:table-row table:style-name="ro1">
          <table:table-cell office:value-type="string" calcext:value-type="string">
            <text:p>Εθελοντής 5</text:p>
          </table:table-cell>
          <table:table-cell office:value-type="time" office:time-value="PT00H00M48.58S" calcext:value-type="time">
            <text:p>00:48.58</text:p>
          </table:table-cell>
          <table:table-cell office:value-type="time" office:time-value="PT00H01M46.22S" calcext:value-type="time">
            <text:p>01:46.22</text:p>
          </table:table-cell>
          <table:table-cell table:formula="of:=[.B7]*86400" office:value-type="float" office:value="48.58" calcext:value-type="float">
            <text:p>48.58</text:p>
          </table:table-cell>
          <table:table-cell table:formula="of:=[.C7]*86400" office:value-type="float" office:value="106.22" calcext:value-type="float">
            <text:p>106.22</text:p>
          </table:table-cell>
          <table:table-cell table:formula="of:=ROUNDDOWN((([.C7]-[.B7])/[.B7])*100;2)" office:value-type="float" office:value="118.64" calcext:value-type="float">
            <text:p>118.64</text:p>
          </table:table-cell>
          <table:table-cell/>
          <table:table-cell table:formula="of:=[.D7]-[.E7]" office:value-type="float" office:value="-57.64" calcext:value-type="float">
            <text:p>-57.64</text:p>
          </table:table-cell>
        </table:table-row>
        <table:table-row table:style-name="ro1">
          <table:table-cell office:value-type="string" calcext:value-type="string">
            <text:p>Εθελοντής 6</text:p>
          </table:table-cell>
          <table:table-cell office:value-type="time" office:time-value="PT00H00M30.06S" calcext:value-type="time">
            <text:p>00:30.06</text:p>
          </table:table-cell>
          <table:table-cell office:value-type="time" office:time-value="PT00H00M46.21S" calcext:value-type="time">
            <text:p>00:46.21</text:p>
          </table:table-cell>
          <table:table-cell table:formula="of:=[.B8]*86400" office:value-type="float" office:value="30.06" calcext:value-type="float">
            <text:p>30.06</text:p>
          </table:table-cell>
          <table:table-cell table:formula="of:=[.C8]*86400" office:value-type="float" office:value="46.21" calcext:value-type="float">
            <text:p>46.21</text:p>
          </table:table-cell>
          <table:table-cell table:formula="of:=ROUNDDOWN((([.C8]-[.B8])/[.B8])*100;2)" office:value-type="float" office:value="53.72" calcext:value-type="float">
            <text:p>53.72</text:p>
          </table:table-cell>
          <table:table-cell/>
          <table:table-cell table:formula="of:=[.D8]-[.E8]" office:value-type="float" office:value="-16.15" calcext:value-type="float">
            <text:p>-16.15</text:p>
          </table:table-cell>
        </table:table-row>
        <table:table-row table:style-name="ro1">
          <table:table-cell office:value-type="string" calcext:value-type="string">
            <text:p>Εθελοντής 7</text:p>
          </table:table-cell>
          <table:table-cell office:value-type="time" office:time-value="PT00H00M50.15S" calcext:value-type="time">
            <text:p>00:50.15</text:p>
          </table:table-cell>
          <table:table-cell office:value-type="time" office:time-value="PT00H00M37.8S" calcext:value-type="time">
            <text:p>00:37.80</text:p>
          </table:table-cell>
          <table:table-cell table:formula="of:=[.B9]*86400" office:value-type="float" office:value="50.15" calcext:value-type="float">
            <text:p>50.15</text:p>
          </table:table-cell>
          <table:table-cell table:formula="of:=[.C9]*86400" office:value-type="float" office:value="37.8" calcext:value-type="float">
            <text:p>37.8</text:p>
          </table:table-cell>
          <table:table-cell table:formula="of:=ROUNDDOWN((([.C9]-[.B9])/[.B9])*100;2)" office:value-type="float" office:value="-24.62" calcext:value-type="float">
            <text:p>-24.62</text:p>
          </table:table-cell>
          <table:table-cell/>
          <table:table-cell table:formula="of:=[.D9]-[.E9]" office:value-type="float" office:value="12.35" calcext:value-type="float">
            <text:p>12.35</text:p>
          </table:table-cell>
        </table:table-row>
        <table:table-row table:style-name="ro1">
          <table:table-cell office:value-type="string" calcext:value-type="string">
            <text:p>Εθελοντής 8</text:p>
          </table:table-cell>
          <table:table-cell office:value-type="time" office:time-value="PT00H00M39.7S" calcext:value-type="time">
            <text:p>00:39.70</text:p>
          </table:table-cell>
          <table:table-cell office:value-type="time" office:time-value="PT00H00M42.01S" calcext:value-type="time">
            <text:p>00:42.01</text:p>
          </table:table-cell>
          <table:table-cell table:formula="of:=[.B10]*86400" office:value-type="float" office:value="39.7" calcext:value-type="float">
            <text:p>39.7</text:p>
          </table:table-cell>
          <table:table-cell table:formula="of:=[.C10]*86400" office:value-type="float" office:value="42.01" calcext:value-type="float">
            <text:p>42.01</text:p>
          </table:table-cell>
          <table:table-cell table:formula="of:=ROUNDDOWN((([.C10]-[.B10])/[.B10])*100;2)" office:value-type="float" office:value="5.81" calcext:value-type="float">
            <text:p>5.81</text:p>
          </table:table-cell>
          <table:table-cell/>
          <table:table-cell table:formula="of:=[.D10]-[.E10]" office:value-type="float" office:value="-2.31" calcext:value-type="float">
            <text:p>-2.31</text:p>
          </table:table-cell>
        </table:table-row>
        <table:table-row table:style-name="ro1">
          <table:table-cell office:value-type="string" calcext:value-type="string">
            <text:p>Εθελοντής 9</text:p>
          </table:table-cell>
          <table:table-cell office:value-type="time" office:time-value="PT00H00M34.61S" calcext:value-type="time">
            <text:p>00:34.61</text:p>
          </table:table-cell>
          <table:table-cell office:value-type="time" office:time-value="PT00H01M33.24S" calcext:value-type="time">
            <text:p>01:33.24</text:p>
          </table:table-cell>
          <table:table-cell table:formula="of:=[.B11]*86400" office:value-type="float" office:value="34.61" calcext:value-type="float">
            <text:p>34.61</text:p>
          </table:table-cell>
          <table:table-cell table:formula="of:=[.C11]*86400" office:value-type="float" office:value="93.24" calcext:value-type="float">
            <text:p>93.24</text:p>
          </table:table-cell>
          <table:table-cell table:formula="of:=ROUNDDOWN((([.C11]-[.B11])/[.B11])*100;2)" office:value-type="float" office:value="169.4" calcext:value-type="float">
            <text:p>169.4</text:p>
          </table:table-cell>
          <table:table-cell/>
          <table:table-cell table:formula="of:=[.D11]-[.E11]" office:value-type="float" office:value="-58.63" calcext:value-type="float">
            <text:p>-58.63</text:p>
          </table:table-cell>
        </table:table-row>
        <table:table-row table:style-name="ro1">
          <table:table-cell office:value-type="string" calcext:value-type="string">
            <text:p>Εθελοντής 10</text:p>
          </table:table-cell>
          <table:table-cell office:value-type="time" office:time-value="PT00H00M23.54S" calcext:value-type="time">
            <text:p>00:23.54</text:p>
          </table:table-cell>
          <table:table-cell office:value-type="time" office:time-value="PT00H00M28.25S" calcext:value-type="time">
            <text:p>00:28.25</text:p>
          </table:table-cell>
          <table:table-cell table:formula="of:=[.B12]*86400" office:value-type="float" office:value="23.54" calcext:value-type="float">
            <text:p>23.54</text:p>
          </table:table-cell>
          <table:table-cell table:formula="of:=[.C12]*86400" office:value-type="float" office:value="28.25" calcext:value-type="float">
            <text:p>28.25</text:p>
          </table:table-cell>
          <table:table-cell table:formula="of:=ROUNDDOWN((([.C12]-[.B12])/[.B12])*100;2)" office:value-type="float" office:value="20" calcext:value-type="float">
            <text:p>20</text:p>
          </table:table-cell>
          <table:table-cell/>
          <table:table-cell table:formula="of:=[.D12]-[.E12]" office:value-type="float" office:value="-4.70999999999999" calcext:value-type="float">
            <text:p>-4.70999999999999</text:p>
          </table:table-cell>
        </table:table-row>
        <table:table-row table:style-name="ro1">
          <table:table-cell table:style-name="Default"/>
          <table:table-cell table:style-name="ce6" table:formula="of:=AVERAGE([.B3:.B12])" office:value-type="time" office:time-value="PT00H00M51.261S" calcext:value-type="time">
            <text:p>00:51.26</text:p>
          </table:table-cell>
          <table:table-cell table:style-name="ce6" table:formula="of:=AVERAGE([.C3:.C12])" office:value-type="time" office:time-value="PT00H01M13.298S" calcext:value-type="time">
            <text:p>01:13.30</text:p>
          </table:table-cell>
          <table:table-cell table:formula="of:=AVERAGE([.D3:.D12])" office:value-type="float" office:value="51.261" calcext:value-type="float">
            <text:p>51.261</text:p>
          </table:table-cell>
          <table:table-cell table:formula="of:=AVERAGE([.E3:.E12])" office:value-type="float" office:value="73.298" calcext:value-type="float">
            <text:p>73.298</text:p>
          </table:table-cell>
          <table:table-cell table:formula="of:=AVERAGE([.F3:.F12])" office:value-type="float" office:value="49.223" calcext:value-type="float">
            <text:p>49.223</text:p>
          </table:table-cell>
          <table:table-cell table:formula="of:=ROUNDDOWN((([.C13]-[.B13])/[.B13])*100;2)" office:value-type="float" office:value="42.98" calcext:value-type="float">
            <text:p>42.98</text:p>
          </table:table-cell>
          <table:table-cell/>
        </table:table-row>
      </table:table>
      <table:table table:name="Total Time" table:style-name="ta1">
        <table:shapes>
          <draw:frame draw:z-index="0" draw:style-name="gr1" draw:text-style-name="P1" svg:width="15.999cm" svg:height="8.999cm" svg:x="0.164cm" svg:y="7.154cm">
            <draw:object draw:notify-on-update-of-ranges="'Total Time'.A3:'Total Time'.A12 'Total Time'.B2:'Total Time'.B2 'Total Time'.B3:'Total Time'.B12 'Total Time'.C2:'Total Time'.C2 'Total Time'.C3:'Total Time'.C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default-cell-style-name="ce1"/>
        <table:table-column table:style-name="co3" table:number-columns-repeated="2" table:default-cell-style-name="ce17"/>
        <table:table-column table:style-name="co3" table:number-columns-repeated="5" table:default-cell-style-name="Default"/>
        <table:table-row table:style-name="ro1">
          <table:table-cell/>
          <table:table-cell table:style-name="ce32" office:value-type="string" calcext:value-type="string" table:number-columns-spanned="2" table:number-rows-spanned="1">
            <text:p>Συνολικός Χρόνος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Συνολικός Χρόνος (s)</text:p>
          </table:table-cell>
          <table:covered-table-cell table:style-name="ce3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Μπαστούνι</text:p>
          </table:table-cell>
          <table:table-cell table:style-name="ce16" office:value-type="string" calcext:value-type="string">
            <text:p>Εφαρμογή</text:p>
          </table:table-cell>
          <table:table-cell table:style-name="ce16" office:value-type="string" calcext:value-type="string">
            <text:p>Μπαστούνι</text:p>
          </table:table-cell>
          <table:table-cell table:style-name="ce16" office:value-type="string" calcext:value-type="string">
            <text:p>Εφαρμογή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Εθελοντής 1</text:p>
          </table:table-cell>
          <table:table-cell office:value-type="time" office:time-value="PT00H05M54.26S" calcext:value-type="time">
            <text:p>05:54.26</text:p>
          </table:table-cell>
          <table:table-cell office:value-type="time" office:time-value="PT00H11M49.44S" calcext:value-type="time">
            <text:p>11:49.44</text:p>
          </table:table-cell>
          <table:table-cell table:formula="of:=[.B3]*86400" office:value-type="float" office:value="354.26" calcext:value-type="float">
            <text:p>354.26</text:p>
          </table:table-cell>
          <table:table-cell table:formula="of:=[.C3]*86400" office:value-type="float" office:value="709.44" calcext:value-type="float">
            <text:p>709.44</text:p>
          </table:table-cell>
          <table:table-cell table:formula="of:=ROUNDDOWN((([.C3]-[.B3])/[.B3])*100;2)" office:value-type="float" office:value="100.25" calcext:value-type="float">
            <text:p>100.25</text:p>
          </table:table-cell>
          <table:table-cell/>
          <table:table-cell table:formula="of:=[.D3]-[.E3]" office:value-type="float" office:value="-355.18" calcext:value-type="float">
            <text:p>-355.18</text:p>
          </table:table-cell>
        </table:table-row>
        <table:table-row table:style-name="ro1">
          <table:table-cell office:value-type="string" calcext:value-type="string">
            <text:p>Εθελοντής 2</text:p>
          </table:table-cell>
          <table:table-cell office:value-type="time" office:time-value="PT00H03M46.85S" calcext:value-type="time">
            <text:p>03:46.85</text:p>
          </table:table-cell>
          <table:table-cell office:value-type="time" office:time-value="PT00H03M59.2S" calcext:value-type="time">
            <text:p>03:59.20</text:p>
          </table:table-cell>
          <table:table-cell table:formula="of:=[.B4]*86400" office:value-type="float" office:value="226.85" calcext:value-type="float">
            <text:p>226.85</text:p>
          </table:table-cell>
          <table:table-cell table:formula="of:=[.C4]*86400" office:value-type="float" office:value="239.2" calcext:value-type="float">
            <text:p>239.2</text:p>
          </table:table-cell>
          <table:table-cell table:formula="of:=ROUNDDOWN((([.C4]-[.B4])/[.B4])*100;2)" office:value-type="float" office:value="5.44" calcext:value-type="float">
            <text:p>5.44</text:p>
          </table:table-cell>
          <table:table-cell/>
          <table:table-cell table:formula="of:=[.D4]-[.E4]" office:value-type="float" office:value="-12.3500000000001" calcext:value-type="float">
            <text:p>-12.3500000000001</text:p>
          </table:table-cell>
        </table:table-row>
        <table:table-row table:style-name="ro1">
          <table:table-cell office:value-type="string" calcext:value-type="string">
            <text:p>Εθελοντής 3</text:p>
          </table:table-cell>
          <table:table-cell office:value-type="time" office:time-value="PT00H05M12.6S" calcext:value-type="time">
            <text:p>05:12.60</text:p>
          </table:table-cell>
          <table:table-cell office:value-type="time" office:time-value="PT00H04M10.56S" calcext:value-type="time">
            <text:p>04:10.56</text:p>
          </table:table-cell>
          <table:table-cell table:formula="of:=[.B5]*86400" office:value-type="float" office:value="312.6" calcext:value-type="float">
            <text:p>312.6</text:p>
          </table:table-cell>
          <table:table-cell table:formula="of:=[.C5]*86400" office:value-type="float" office:value="250.56" calcext:value-type="float">
            <text:p>250.56</text:p>
          </table:table-cell>
          <table:table-cell table:formula="of:=ROUNDDOWN((([.C5]-[.B5])/[.B5])*100;2)" office:value-type="float" office:value="-19.84" calcext:value-type="float">
            <text:p>-19.84</text:p>
          </table:table-cell>
          <table:table-cell/>
          <table:table-cell table:formula="of:=[.D5]-[.E5]" office:value-type="float" office:value="62.0399999999999" calcext:value-type="float">
            <text:p>62.0399999999999</text:p>
          </table:table-cell>
        </table:table-row>
        <table:table-row table:style-name="ro1">
          <table:table-cell office:value-type="string" calcext:value-type="string">
            <text:p>Εθελοντής 4</text:p>
          </table:table-cell>
          <table:table-cell office:value-type="time" office:time-value="PT00H04M38.25S" calcext:value-type="time">
            <text:p>04:38.25</text:p>
          </table:table-cell>
          <table:table-cell office:value-type="time" office:time-value="PT00H08M19.6S" calcext:value-type="time">
            <text:p>08:19.60</text:p>
          </table:table-cell>
          <table:table-cell table:formula="of:=[.B6]*86400" office:value-type="float" office:value="278.25" calcext:value-type="float">
            <text:p>278.25</text:p>
          </table:table-cell>
          <table:table-cell table:formula="of:=[.C6]*86400" office:value-type="float" office:value="499.6" calcext:value-type="float">
            <text:p>499.6</text:p>
          </table:table-cell>
          <table:table-cell table:formula="of:=ROUNDDOWN((([.C6]-[.B6])/[.B6])*100;2)" office:value-type="float" office:value="79.55" calcext:value-type="float">
            <text:p>79.55</text:p>
          </table:table-cell>
          <table:table-cell/>
          <table:table-cell table:formula="of:=[.D6]-[.E6]" office:value-type="float" office:value="-221.35" calcext:value-type="float">
            <text:p>-221.35</text:p>
          </table:table-cell>
        </table:table-row>
        <table:table-row table:style-name="ro1">
          <table:table-cell office:value-type="string" calcext:value-type="string">
            <text:p>Εθελοντής 5</text:p>
          </table:table-cell>
          <table:table-cell office:value-type="time" office:time-value="PT00H03M48.92S" calcext:value-type="time">
            <text:p>03:48.92</text:p>
          </table:table-cell>
          <table:table-cell office:value-type="time" office:time-value="PT00H08M11.01S" calcext:value-type="time">
            <text:p>08:11.01</text:p>
          </table:table-cell>
          <table:table-cell table:formula="of:=[.B7]*86400" office:value-type="float" office:value="228.92" calcext:value-type="float">
            <text:p>228.92</text:p>
          </table:table-cell>
          <table:table-cell table:formula="of:=[.C7]*86400" office:value-type="float" office:value="491.01" calcext:value-type="float">
            <text:p>491.01</text:p>
          </table:table-cell>
          <table:table-cell table:formula="of:=ROUNDDOWN((([.C7]-[.B7])/[.B7])*100;2)" office:value-type="float" office:value="114.48" calcext:value-type="float">
            <text:p>114.48</text:p>
          </table:table-cell>
          <table:table-cell/>
          <table:table-cell table:formula="of:=[.D7]-[.E7]" office:value-type="float" office:value="-262.09" calcext:value-type="float">
            <text:p>-262.09</text:p>
          </table:table-cell>
        </table:table-row>
        <table:table-row table:style-name="ro1">
          <table:table-cell office:value-type="string" calcext:value-type="string">
            <text:p>Εθελοντής 6</text:p>
          </table:table-cell>
          <table:table-cell office:value-type="time" office:time-value="PT00H03M01.8S" calcext:value-type="time">
            <text:p>03:01.80</text:p>
          </table:table-cell>
          <table:table-cell office:value-type="time" office:time-value="PT00H04M26.9S" calcext:value-type="time">
            <text:p>04:26.90</text:p>
          </table:table-cell>
          <table:table-cell table:formula="of:=[.B8]*86400" office:value-type="float" office:value="181.8" calcext:value-type="float">
            <text:p>181.8</text:p>
          </table:table-cell>
          <table:table-cell table:formula="of:=[.C8]*86400" office:value-type="float" office:value="266.9" calcext:value-type="float">
            <text:p>266.9</text:p>
          </table:table-cell>
          <table:table-cell table:formula="of:=ROUNDDOWN((([.C8]-[.B8])/[.B8])*100;2)" office:value-type="float" office:value="46.8" calcext:value-type="float">
            <text:p>46.8</text:p>
          </table:table-cell>
          <table:table-cell/>
          <table:table-cell table:formula="of:=[.D8]-[.E8]" office:value-type="float" office:value="-85.1000000000001" calcext:value-type="float">
            <text:p>-85.1000000000001</text:p>
          </table:table-cell>
        </table:table-row>
        <table:table-row table:style-name="ro1">
          <table:table-cell office:value-type="string" calcext:value-type="string">
            <text:p>Εθελοντής 7</text:p>
          </table:table-cell>
          <table:table-cell office:value-type="time" office:time-value="PT00H02M12.55S" calcext:value-type="time">
            <text:p>02:12.55</text:p>
          </table:table-cell>
          <table:table-cell office:value-type="time" office:time-value="PT00H03M09.07S" calcext:value-type="time">
            <text:p>03:09.07</text:p>
          </table:table-cell>
          <table:table-cell table:formula="of:=[.B9]*86400" office:value-type="float" office:value="132.55" calcext:value-type="float">
            <text:p>132.55</text:p>
          </table:table-cell>
          <table:table-cell table:formula="of:=[.C9]*86400" office:value-type="float" office:value="189.07" calcext:value-type="float">
            <text:p>189.07</text:p>
          </table:table-cell>
          <table:table-cell table:formula="of:=ROUNDDOWN((([.C9]-[.B9])/[.B9])*100;2)" office:value-type="float" office:value="42.64" calcext:value-type="float">
            <text:p>42.64</text:p>
          </table:table-cell>
          <table:table-cell/>
          <table:table-cell table:formula="of:=[.D9]-[.E9]" office:value-type="float" office:value="-56.52" calcext:value-type="float">
            <text:p>-56.52</text:p>
          </table:table-cell>
        </table:table-row>
        <table:table-row table:style-name="ro1">
          <table:table-cell office:value-type="string" calcext:value-type="string">
            <text:p>Εθελοντής 8</text:p>
          </table:table-cell>
          <table:table-cell office:value-type="time" office:time-value="PT00H03M05.87S" calcext:value-type="time">
            <text:p>03:05.87</text:p>
          </table:table-cell>
          <table:table-cell office:value-type="time" office:time-value="PT00H05M30.59S" calcext:value-type="time">
            <text:p>05:30.59</text:p>
          </table:table-cell>
          <table:table-cell table:formula="of:=[.B10]*86400" office:value-type="float" office:value="185.87" calcext:value-type="float">
            <text:p>185.87</text:p>
          </table:table-cell>
          <table:table-cell table:formula="of:=[.C10]*86400" office:value-type="float" office:value="330.59" calcext:value-type="float">
            <text:p>330.59</text:p>
          </table:table-cell>
          <table:table-cell table:formula="of:=ROUNDDOWN((([.C10]-[.B10])/[.B10])*100;2)" office:value-type="float" office:value="77.86" calcext:value-type="float">
            <text:p>77.86</text:p>
          </table:table-cell>
          <table:table-cell/>
          <table:table-cell table:formula="of:=[.D10]-[.E10]" office:value-type="float" office:value="-144.72" calcext:value-type="float">
            <text:p>-144.72</text:p>
          </table:table-cell>
        </table:table-row>
        <table:table-row table:style-name="ro1">
          <table:table-cell office:value-type="string" calcext:value-type="string">
            <text:p>Εθελοντής 9</text:p>
          </table:table-cell>
          <table:table-cell office:value-type="time" office:time-value="PT00H02M35.84S" calcext:value-type="time">
            <text:p>02:35.84</text:p>
          </table:table-cell>
          <table:table-cell office:value-type="time" office:time-value="PT00H04M09.55S" calcext:value-type="time">
            <text:p>04:09.55</text:p>
          </table:table-cell>
          <table:table-cell table:formula="of:=[.B11]*86400" office:value-type="float" office:value="155.84" calcext:value-type="float">
            <text:p>155.84</text:p>
          </table:table-cell>
          <table:table-cell table:formula="of:=[.C11]*86400" office:value-type="float" office:value="249.55" calcext:value-type="float">
            <text:p>249.55</text:p>
          </table:table-cell>
          <table:table-cell table:formula="of:=ROUNDDOWN((([.C11]-[.B11])/[.B11])*100;2)" office:value-type="float" office:value="60.13" calcext:value-type="float">
            <text:p>60.13</text:p>
          </table:table-cell>
          <table:table-cell/>
          <table:table-cell table:formula="of:=[.D11]-[.E11]" office:value-type="float" office:value="-93.71" calcext:value-type="float">
            <text:p>-93.71</text:p>
          </table:table-cell>
        </table:table-row>
        <table:table-row table:style-name="ro1">
          <table:table-cell office:value-type="string" calcext:value-type="string">
            <text:p>Εθελοντής 10</text:p>
          </table:table-cell>
          <table:table-cell office:value-type="time" office:time-value="PT00H02M10.3S" calcext:value-type="time">
            <text:p>02:10.30</text:p>
          </table:table-cell>
          <table:table-cell office:value-type="time" office:time-value="PT00H04M32.46S" calcext:value-type="time">
            <text:p>04:32.46</text:p>
          </table:table-cell>
          <table:table-cell table:formula="of:=[.B12]*86400" office:value-type="float" office:value="130.3" calcext:value-type="float">
            <text:p>130.3</text:p>
          </table:table-cell>
          <table:table-cell table:formula="of:=[.C12]*86400" office:value-type="float" office:value="272.46" calcext:value-type="float">
            <text:p>272.46</text:p>
          </table:table-cell>
          <table:table-cell table:formula="of:=ROUNDDOWN((([.C12]-[.B12])/[.B12])*100;2)" office:value-type="float" office:value="109.1" calcext:value-type="float">
            <text:p>109.1</text:p>
          </table:table-cell>
          <table:table-cell/>
          <table:table-cell table:formula="of:=[.D12]-[.E12]" office:value-type="float" office:value="-142.16" calcext:value-type="float">
            <text:p>-142.16</text:p>
          </table:table-cell>
        </table:table-row>
        <table:table-row table:style-name="ro1">
          <table:table-cell table:style-name="Default"/>
          <table:table-cell table:style-name="ce6" table:formula="of:=AVERAGE([.B3:.B12])" office:value-type="time" office:time-value="PT00H03M38.724S" calcext:value-type="time">
            <text:p>03:38.72</text:p>
          </table:table-cell>
          <table:table-cell table:style-name="ce6" table:formula="of:=AVERAGE([.C3:.C12])" office:value-type="time" office:time-value="PT00H05M49.838S" calcext:value-type="time">
            <text:p>05:49.84</text:p>
          </table:table-cell>
          <table:table-cell table:formula="of:=AVERAGE([.D3:.D12])" office:value-type="float" office:value="218.724" calcext:value-type="float">
            <text:p>218.724</text:p>
          </table:table-cell>
          <table:table-cell table:formula="of:=AVERAGE([.E3:.E12])" office:value-type="float" office:value="349.838" calcext:value-type="float">
            <text:p>349.838</text:p>
          </table:table-cell>
          <table:table-cell table:formula="of:=AVERAGE([.F3:.F12])" office:value-type="float" office:value="61.641" calcext:value-type="float">
            <text:p>61.641</text:p>
          </table:table-cell>
          <table:table-cell table:formula="of:=ROUNDDOWN((([.C13]-[.B13])/[.B13])*100;2)" office:value-type="float" office:value="59.94" calcext:value-type="float">
            <text:p>59.94</text:p>
          </table:table-cell>
          <table:table-cell/>
        </table:table-row>
      </table:table>
      <table:table table:name="Errors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Errors_C</text:p>
          </table:table-cell>
          <table:table-cell office:value-type="string" calcext:value-type="string">
            <text:p>Errors_H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]-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3]-[.B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4]-[.B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A5]-[.B5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A6]-[.B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7]-[.B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8]-[.B8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9]-[.B9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0]-[.B1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1]-[.B11]" office:value-type="float" office:value="-1" calcext:value-type="float">
            <text:p>-1</text:p>
          </table:table-cell>
        </table:table-row>
      </table:table>
      <table:table table:name="Questionnaire" table:style-name="ta1">
        <table:shapes>
          <draw:frame draw:z-index="0" draw:style-name="gr1" draw:text-style-name="P1" svg:width="15.994cm" svg:height="8.988cm" svg:x="9.371cm" svg:y="7.117cm">
            <draw:object draw:notify-on-update-of-ranges="Questionnaire.A15:Questionnaire.A24 Questionnaire.B15:Questionnaire.B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number-columns-repeated="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ues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US Κανονικοποίηση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([.B1]*[.B2])+([.C1]*[.C2])+([.D1]*[.D2])+([.E1]*[.E2])+([.F1]*[.F2]))/(SUM([.B2:.F2]))" office:value-type="float" office:value="3.5" calcext:value-type="float">
            <text:p>3.5</text:p>
          </table:table-cell>
          <table:table-cell table:formula="of:=[.G2]-1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[.B1]*[.B3])+([.C1]*[.C3])+([.D1]*[.D3])+([.E1]*[.E3])+([.F1]*[.F3]))/(SUM([.B3:.F3]))" office:value-type="float" office:value="1.6" calcext:value-type="float">
            <text:p>1.6</text:p>
          </table:table-cell>
          <table:table-cell table:formula="of:=5-[.G3]"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([.B1]*[.B4])+([.C1]*[.C4])+([.D1]*[.D4])+([.E1]*[.E4])+([.F1]*[.F4]))/(SUM([.B4:.F4]))" office:value-type="float" office:value="4.1" calcext:value-type="float">
            <text:p>4.1</text:p>
          </table:table-cell>
          <table:table-cell table:formula="of:=[.G4]-1"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[.B1]*[.B5])+([.C1]*[.C5])+([.D1]*[.D5])+([.E1]*[.E5])+([.F1]*[.F5]))/(SUM([.B5:.F5]))" office:value-type="float" office:value="1.9" calcext:value-type="float">
            <text:p>1.9</text:p>
          </table:table-cell>
          <table:table-cell table:formula="of:=5-[.G5]"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([.B1]*[.B6])+([.C1]*[.C6])+([.D1]*[.D6])+([.E1]*[.E6])+([.F1]*[.F6]))/(SUM([.B6:.F6]))" office:value-type="float" office:value="3.9" calcext:value-type="float">
            <text:p>3.9</text:p>
          </table:table-cell>
          <table:table-cell table:formula="of:=[.G6]-1"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[.B1]*[.B7])+([.C1]*[.C7])+([.D1]*[.D7])+([.E1]*[.E7])+([.F1]*[.F7]))/(SUM([.B7:.F7]))" office:value-type="float" office:value="1.7" calcext:value-type="float">
            <text:p>1.7</text:p>
          </table:table-cell>
          <table:table-cell table:formula="of:=5-[.G7]"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(([.B1]*[.B8])+([.C1]*[.C8])+([.D1]*[.D8])+([.E1]*[.E8])+([.F1]*[.F8]))/(SUM([.B8:.F8]))" office:value-type="float" office:value="4.5" calcext:value-type="float">
            <text:p>4.5</text:p>
          </table:table-cell>
          <table:table-cell table:formula="of:=[.G8]-1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([.B1]*[.B9])+([.C1]*[.C9])+([.D1]*[.D9])+([.E1]*[.E9])+([.F1]*[.F9]))/(SUM([.B9:.F9]))" office:value-type="float" office:value="1.3" calcext:value-type="float">
            <text:p>1.3</text:p>
          </table:table-cell>
          <table:table-cell table:formula="of:=5-[.G9]"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([.B1]*[.B10])+([.C1]*[.C10])+([.D1]*[.D10])+([.E1]*[.E10])+([.F1]*[.F10]))/(SUM([.B10:.F10]))" office:value-type="float" office:value="3.6" calcext:value-type="float">
            <text:p>3.6</text:p>
          </table:table-cell>
          <table:table-cell table:formula="of:=[.G10]-1"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([.B1]*[.B11])+([.C1]*[.C11])+([.D1]*[.D11])+([.E1]*[.E11])+([.F1]*[.F11]))/(SUM([.B11:.F11]))" office:value-type="float" office:value="1.2" calcext:value-type="float">
            <text:p>1.2</text:p>
          </table:table-cell>
          <table:table-cell table:formula="of:=5-[.G11]" office:value-type="float" office:value="3.8" calcext:value-type="float">
            <text:p>3.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US Score</text:p>
          </table:table-cell>
          <table:table-cell table:formula="of:=SUM([.H2:.H11])*2.5" office:value-type="float" office:value="79.75" calcext:value-type="float">
            <text:p>79.7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Π1</text:p>
          </table:table-cell>
          <table:table-cell table:formula="of:=[.G2]*10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Π2</text:p>
          </table:table-cell>
          <table:table-cell table:formula="of:=[.G3]*10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Π3</text:p>
          </table:table-cell>
          <table:table-cell table:formula="of:=[.G4]*10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Π4</text:p>
          </table:table-cell>
          <table:table-cell table:formula="of:=[.G5]*10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Π5</text:p>
          </table:table-cell>
          <table:table-cell table:formula="of:=[.G6]*10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Π6</text:p>
          </table:table-cell>
          <table:table-cell table:formula="of:=[.G7]*10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Π7</text:p>
          </table:table-cell>
          <table:table-cell table:formula="of:=[.G8]*10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Π8</text:p>
          </table:table-cell>
          <table:table-cell table:formula="of:=[.G9]*10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Π9</text:p>
          </table:table-cell>
          <table:table-cell table:formula="of:=[.G10]*10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Π10</text:p>
          </table:table-cell>
          <table:table-cell table:formula="of:=[.G11]*10" office:value-type="float" office:value="12" calcext:value-type="float">
            <text:p>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/00/0000</text:date>, <text:time style:data-style-name="N2" text:time-value="14:27:31.2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21:47:24.221000000</meta:creation-date>
    <dc:date>2024-05-24T20:37:54.942000000</dc:date>
    <meta:editing-duration>P1DT3H3M31S</meta:editing-duration>
    <meta:editing-cycles>7</meta:editing-cycles>
    <meta:generator>LibreOffice/7.5.5.2$Windows_X86_64 LibreOffice_project/ca8fe7424262805f223b9a2334bc7181abbcbf5e</meta:generator>
    <meta:document-statistic meta:table-count="7" meta:cell-count="553" meta:object-count="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6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49cm" svg:y="0.316cm" chart:style-name="ch2">
          <text:p>Τμήμα 2</text:p>
        </chart:title>
        <chart:legend chart:legend-position="top" svg:x="5.73cm" svg:y="1.306cm" style:legend-expansion="wide" chart:style-name="ch3"/>
        <chart:plot-area chart:style-name="ch4" table:cell-range-address="'Sector 2'.A2:'Sector 2'.C12" chart:data-source-has-labels="both" svg:x="1.321cm" svg:y="2.09cm" svg:width="14.359cm" svg:height="6.73cm">
          <chart:coordinate-region svg:x="2.927cm" svg:y="2.292cm" svg:width="12.753cm" svg:height="4.465cm"/>
          <chart:axis chart:dimension="x" chart:name="primary-x" chart:style-name="ch5" chartooo:axis-type="auto">
            <chartooo:date-scale/>
            <chart:categories table:cell-range-address="'Sector 2'.A3:'Sector 2'.A12"/>
            <chart:grid chart:style-name="ch6" chart:class="major"/>
          </chart:axis>
          <chart:axis chart:dimension="y" chart:name="primary-y" chart:style-name="ch7">
            <chart:title svg:x="0.451cm" svg:y="6.041cm" chart:style-name="ch8">
              <text:p>Χρόνος</text:p>
            </chart:title>
            <chart:grid chart:style-name="ch6" chart:class="major"/>
          </chart:axis>
          <chart:series chart:style-name="ch9" chart:values-cell-range-address="'Sector 2'.B3:'Sector 2'.B12" chart:label-cell-address="'Sector 2'.B2:'Sector 2'.B2" chart:class="chart:bar">
            <chart:data-point chart:repeated="10"/>
          </chart:series>
          <chart:series chart:style-name="ch10" chart:values-cell-range-address="'Sector 2'.C3:'Sector 2'.C12" chart:label-cell-address="'Sector 2'.C2:'Sector 2'.C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Μπαστούνι</text:p>
                <draw:g>
                  <svg:desc>'Sector 2'.B2:'Sector 2'.B2</svg:desc>
                </draw:g>
              </table:table-cell>
              <table:table-cell office:value-type="string">
                <text:p>Εφαρμογή</text:p>
                <draw:g>
                  <svg:desc>'Sector 2'.C2:'Sector 2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Εθελοντής 1</text:p>
                <draw:g>
                  <svg:desc>'Sector 2'.A3:'Sector 2'.A12</svg:desc>
                </draw:g>
              </table:table-cell>
              <table:table-cell office:value-type="float" office:value="0.000831134259259259">
                <text:p>0.000831134259259259</text:p>
                <draw:g>
                  <svg:desc>'Sector 2'.B3:'Sector 2'.B12</svg:desc>
                </draw:g>
              </table:table-cell>
              <table:table-cell office:value-type="float" office:value="0.00161516203703704">
                <text:p>0.00161516203703704</text:p>
                <draw:g>
                  <svg:desc>'Sector 2'.C3:'Sector 2'.C12</svg:desc>
                </draw:g>
              </table:table-cell>
            </table:table-row>
            <table:table-row>
              <table:table-cell office:value-type="string">
                <text:p>Εθελοντής 2</text:p>
              </table:table-cell>
              <table:table-cell office:value-type="float" office:value="0.000494328703703704">
                <text:p>0.000494328703703704</text:p>
              </table:table-cell>
              <table:table-cell office:value-type="float" office:value="0.000723611111111111">
                <text:p>0.000723611111111111</text:p>
              </table:table-cell>
            </table:table-row>
            <table:table-row>
              <table:table-cell office:value-type="string">
                <text:p>Εθελοντής 3</text:p>
              </table:table-cell>
              <table:table-cell office:value-type="float" office:value="0.000596064814814815">
                <text:p>0.000596064814814815</text:p>
              </table:table-cell>
              <table:table-cell office:value-type="float" office:value="0.000552314814814815">
                <text:p>0.000552314814814815</text:p>
              </table:table-cell>
            </table:table-row>
            <table:table-row>
              <table:table-cell office:value-type="string">
                <text:p>Εθελοντής 4</text:p>
              </table:table-cell>
              <table:table-cell office:value-type="float" office:value="0.00114293981481482">
                <text:p>0.00114293981481482</text:p>
              </table:table-cell>
              <table:table-cell office:value-type="float" office:value="0.00119814814814815">
                <text:p>0.00119814814814815</text:p>
              </table:table-cell>
            </table:table-row>
            <table:table-row>
              <table:table-cell office:value-type="string">
                <text:p>Εθελοντής 5</text:p>
              </table:table-cell>
              <table:table-cell office:value-type="float" office:value="0.000678472222222222">
                <text:p>0.000678472222222222</text:p>
              </table:table-cell>
              <table:table-cell office:value-type="float" office:value="0.00118506944444444">
                <text:p>0.00118506944444444</text:p>
              </table:table-cell>
            </table:table-row>
            <table:table-row>
              <table:table-cell office:value-type="string">
                <text:p>Εθελοντής 6</text:p>
              </table:table-cell>
              <table:table-cell office:value-type="float" office:value="0.000356828703703704">
                <text:p>0.000356828703703704</text:p>
              </table:table-cell>
              <table:table-cell office:value-type="float" office:value="0.000923842592592593">
                <text:p>0.000923842592592593</text:p>
              </table:table-cell>
            </table:table-row>
            <table:table-row>
              <table:table-cell office:value-type="string">
                <text:p>Εθελοντής 7</text:p>
              </table:table-cell>
              <table:table-cell office:value-type="float" office:value="0.000204398148148148">
                <text:p>0.000204398148148148</text:p>
              </table:table-cell>
              <table:table-cell office:value-type="float" office:value="0.000287731481481482">
                <text:p>0.000287731481481482</text:p>
              </table:table-cell>
            </table:table-row>
            <table:table-row>
              <table:table-cell office:value-type="string">
                <text:p>Εθελοντής 8</text:p>
              </table:table-cell>
              <table:table-cell office:value-type="float" office:value="0.000426157407407407">
                <text:p>0.000426157407407407</text:p>
              </table:table-cell>
              <table:table-cell office:value-type="float" office:value="0.00089537037037037">
                <text:p>0.00089537037037037</text:p>
              </table:table-cell>
            </table:table-row>
            <table:table-row>
              <table:table-cell office:value-type="string">
                <text:p>Εθελοντής 9</text:p>
              </table:table-cell>
              <table:table-cell office:value-type="float" office:value="0.000841550925925926">
                <text:p>0.000841550925925926</text:p>
              </table:table-cell>
              <table:table-cell office:value-type="float" office:value="0.000553819444444445">
                <text:p>0.000553819444444445</text:p>
              </table:table-cell>
            </table:table-row>
            <table:table-row>
              <table:table-cell office:value-type="string">
                <text:p>Εθελοντής 10</text:p>
              </table:table-cell>
              <table:table-cell office:value-type="float" office:value="0.000288425925925926">
                <text:p>0.000288425925925926</text:p>
              </table:table-cell>
              <table:table-cell office:value-type="float" office:value="0.000595717592592593">
                <text:p>0.0005957175925925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6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89cm" xlink:href=".." xlink:type="simple" chart:class="chart:bar" chart:style-name="ch1">
        <chart:title svg:x="7.049cm" svg:y="0.315cm" chart:style-name="ch2">
          <text:p>Τμήμα 1</text:p>
        </chart:title>
        <chart:legend chart:legend-position="end" svg:x="13.467cm" svg:y="3.94cm" style:legend-expansion="high" chart:style-name="ch3"/>
        <chart:plot-area chart:style-name="ch4" table:cell-range-address="'Sector 1'.A2:'Sector 1'.C12" chart:data-source-has-labels="both" svg:x="1.321cm" svg:y="1.299cm" svg:width="11.826cm" svg:height="7.511cm">
          <chart:coordinate-region svg:x="2.927cm" svg:y="1.501cm" svg:width="10.22cm" svg:height="5.246cm"/>
          <chart:axis chart:dimension="x" chart:name="primary-x" chart:style-name="ch5" chartooo:axis-type="auto">
            <chartooo:date-scale/>
            <chart:categories table:cell-range-address="'Sector 1'.A3:'Sector 1'.A12"/>
            <chart:grid chart:style-name="ch6" chart:class="major"/>
          </chart:axis>
          <chart:axis chart:dimension="y" chart:name="primary-y" chart:style-name="ch7">
            <chart:title svg:x="0.409cm" svg:y="4.511cm" chart:style-name="ch8">
              <text:p>Χρόνος</text:p>
            </chart:title>
            <chart:grid chart:style-name="ch6" chart:class="major"/>
          </chart:axis>
          <chart:series chart:style-name="ch9" chart:values-cell-range-address="'Sector 1'.B3:'Sector 1'.B12" chart:label-cell-address="'Sector 1'.B2:'Sector 1'.B2" chart:class="chart:bar">
            <chart:data-point chart:repeated="10"/>
          </chart:series>
          <chart:series chart:style-name="ch10" chart:values-cell-range-address="'Sector 1'.C3:'Sector 1'.C12" chart:label-cell-address="'Sector 1'.C2:'Sector 1'.C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Μπαστούνι</text:p>
                <draw:g>
                  <svg:desc>'Sector 1'.B2:'Sector 1'.B2</svg:desc>
                </draw:g>
              </table:table-cell>
              <table:table-cell office:value-type="string">
                <text:p>Εφαρμογή</text:p>
                <draw:g>
                  <svg:desc>'Sector 1'.C2:'Sector 1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Εθελοντής 1</text:p>
                <draw:g>
                  <svg:desc>'Sector 1'.A3:'Sector 1'.A12</svg:desc>
                </draw:g>
              </table:table-cell>
              <table:table-cell office:value-type="float" office:value="0.00129398148148148">
                <text:p>0.00129398148148148</text:p>
                <draw:g>
                  <svg:desc>'Sector 1'.B3:'Sector 1'.B12</svg:desc>
                </draw:g>
              </table:table-cell>
              <table:table-cell office:value-type="float" office:value="0.00242789351851852">
                <text:p>0.00242789351851852</text:p>
                <draw:g>
                  <svg:desc>'Sector 1'.C3:'Sector 1'.C12</svg:desc>
                </draw:g>
              </table:table-cell>
            </table:table-row>
            <table:table-row>
              <table:table-cell office:value-type="string">
                <text:p>Εθελοντής 2</text:p>
              </table:table-cell>
              <table:table-cell office:value-type="float" office:value="0.000621875">
                <text:p>0.000621875</text:p>
              </table:table-cell>
              <table:table-cell office:value-type="float" office:value="0.000898032407407407">
                <text:p>0.000898032407407407</text:p>
              </table:table-cell>
            </table:table-row>
            <table:table-row>
              <table:table-cell office:value-type="string">
                <text:p>Εθελοντής 3</text:p>
              </table:table-cell>
              <table:table-cell office:value-type="float" office:value="0.000957638888888889">
                <text:p>0.000957638888888889</text:p>
              </table:table-cell>
              <table:table-cell office:value-type="float" office:value="0.000649768518518519">
                <text:p>0.000649768518518519</text:p>
              </table:table-cell>
            </table:table-row>
            <table:table-row>
              <table:table-cell office:value-type="string">
                <text:p>Εθελοντής 4</text:p>
              </table:table-cell>
              <table:table-cell office:value-type="float" office:value="0.00111979166666667">
                <text:p>0.00111979166666667</text:p>
              </table:table-cell>
              <table:table-cell office:value-type="float" office:value="0.00222465277777778">
                <text:p>0.00222465277777778</text:p>
              </table:table-cell>
            </table:table-row>
            <table:table-row>
              <table:table-cell office:value-type="string">
                <text:p>Εθελοντής 5</text:p>
              </table:table-cell>
              <table:table-cell office:value-type="float" office:value="0.00114826388888889">
                <text:p>0.00114826388888889</text:p>
              </table:table-cell>
              <table:table-cell office:value-type="float" office:value="0.00222465277777778">
                <text:p>0.00222465277777778</text:p>
              </table:table-cell>
            </table:table-row>
            <table:table-row>
              <table:table-cell office:value-type="string">
                <text:p>Εθελοντής 6</text:p>
              </table:table-cell>
              <table:table-cell office:value-type="float" office:value="0.000844444444444445">
                <text:p>0.000844444444444445</text:p>
              </table:table-cell>
              <table:table-cell office:value-type="float" office:value="0.000679398148148148">
                <text:p>0.000679398148148148</text:p>
              </table:table-cell>
            </table:table-row>
            <table:table-row>
              <table:table-cell office:value-type="string">
                <text:p>Εθελοντής 7</text:p>
              </table:table-cell>
              <table:table-cell office:value-type="float" office:value="0.000300578703703704">
                <text:p>0.000300578703703704</text:p>
              </table:table-cell>
              <table:table-cell office:value-type="float" office:value="0.000552083333333333">
                <text:p>0.000552083333333333</text:p>
              </table:table-cell>
            </table:table-row>
            <table:table-row>
              <table:table-cell office:value-type="string">
                <text:p>Εθελοντής 8</text:p>
              </table:table-cell>
              <table:table-cell office:value-type="float" office:value="0.000712037037037037">
                <text:p>0.000712037037037037</text:p>
              </table:table-cell>
              <table:table-cell office:value-type="float" office:value="0.00131041666666667">
                <text:p>0.00131041666666667</text:p>
              </table:table-cell>
            </table:table-row>
            <table:table-row>
              <table:table-cell office:value-type="string">
                <text:p>Εθελοντής 9</text:p>
              </table:table-cell>
              <table:table-cell office:value-type="float" office:value="0.000203935185185185">
                <text:p>0.000203935185185185</text:p>
              </table:table-cell>
              <table:table-cell office:value-type="float" office:value="0.000472800925925926">
                <text:p>0.000472800925925926</text:p>
              </table:table-cell>
            </table:table-row>
            <table:table-row>
              <table:table-cell office:value-type="string">
                <text:p>Εθελοντής 10</text:p>
              </table:table-cell>
              <table:table-cell office:value-type="float" office:value="0.000630324074074074">
                <text:p>0.000630324074074074</text:p>
              </table:table-cell>
              <table:table-cell office:value-type="float" office:value="0.00132488425925926">
                <text:p>0.001324884259259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6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49cm" svg:y="0.316cm" chart:style-name="ch2">
          <text:p>Τμήμα 2</text:p>
        </chart:title>
        <chart:legend chart:legend-position="top" svg:x="5.73cm" svg:y="1.306cm" style:legend-expansion="wide" chart:style-name="ch3"/>
        <chart:plot-area chart:style-name="ch4" table:cell-range-address="'Sector 3'.A3:'Sector 3'.C12 'Sector 3'.B2:'Sector 3'.C2" chart:data-source-has-labels="both" svg:x="1.321cm" svg:y="2.09cm" svg:width="14.359cm" svg:height="6.73cm">
          <chart:coordinate-region svg:x="2.927cm" svg:y="2.292cm" svg:width="12.753cm" svg:height="4.465cm"/>
          <chart:axis chart:dimension="x" chart:name="primary-x" chart:style-name="ch5" chartooo:axis-type="auto">
            <chartooo:date-scale/>
            <chart:categories table:cell-range-address="'Sector 3'.A3:'Sector 3'.A12"/>
            <chart:grid chart:style-name="ch6" chart:class="major"/>
          </chart:axis>
          <chart:axis chart:dimension="y" chart:name="primary-y" chart:style-name="ch7">
            <chart:title svg:x="0.451cm" svg:y="6.041cm" chart:style-name="ch8">
              <text:p>Χρόνος</text:p>
            </chart:title>
            <chart:grid chart:style-name="ch6" chart:class="major"/>
          </chart:axis>
          <chart:series chart:style-name="ch9" chart:values-cell-range-address="'Sector 3'.B3:'Sector 3'.B12" chart:label-cell-address="'Sector 3'.B2:'Sector 3'.B2" chart:class="chart:bar">
            <chart:data-point chart:repeated="10"/>
          </chart:series>
          <chart:series chart:style-name="ch10" chart:values-cell-range-address="'Sector 3'.C3:'Sector 3'.C12" chart:label-cell-address="'Sector 3'.C2:'Sector 3'.C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Μπαστούνι</text:p>
                <draw:g>
                  <svg:desc>'Sector 3'.B2:'Sector 3'.B2</svg:desc>
                </draw:g>
              </table:table-cell>
              <table:table-cell office:value-type="string">
                <text:p>Εφαρμογή</text:p>
                <draw:g>
                  <svg:desc>'Sector 3'.C2:'Sector 3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Εθελοντής 1</text:p>
                <draw:g>
                  <svg:desc>'Sector 3'.A3:'Sector 3'.A12</svg:desc>
                </draw:g>
              </table:table-cell>
              <table:table-cell office:value-type="float" office:value="0.00104722222222222">
                <text:p>0.00104722222222222</text:p>
                <draw:g>
                  <svg:desc>'Sector 3'.B3:'Sector 3'.B12</svg:desc>
                </draw:g>
              </table:table-cell>
              <table:table-cell office:value-type="float" office:value="0.00195543981481482">
                <text:p>0.00195543981481482</text:p>
                <draw:g>
                  <svg:desc>'Sector 3'.C3:'Sector 3'.C12</svg:desc>
                </draw:g>
              </table:table-cell>
            </table:table-row>
            <table:table-row>
              <table:table-cell office:value-type="string">
                <text:p>Εθελοντής 2</text:p>
              </table:table-cell>
              <table:table-cell office:value-type="float" office:value="0.000691550925925926">
                <text:p>0.000691550925925926</text:p>
              </table:table-cell>
              <table:table-cell office:value-type="float" office:value="0.000468981481481482">
                <text:p>0.000468981481481482</text:p>
              </table:table-cell>
            </table:table-row>
            <table:table-row>
              <table:table-cell office:value-type="string">
                <text:p>Εθελοντής 3</text:p>
              </table:table-cell>
              <table:table-cell office:value-type="float" office:value="0.000888078703703704">
                <text:p>0.000888078703703704</text:p>
              </table:table-cell>
              <table:table-cell office:value-type="float" office:value="0.000780555555555556">
                <text:p>0.000780555555555556</text:p>
              </table:table-cell>
            </table:table-row>
            <table:table-row>
              <table:table-cell office:value-type="string">
                <text:p>Εθελοντής 4</text:p>
              </table:table-cell>
              <table:table-cell office:value-type="float" office:value="0.000569907407407407">
                <text:p>0.000569907407407407</text:p>
              </table:table-cell>
              <table:table-cell office:value-type="float" office:value="0.00175081018518519">
                <text:p>0.00175081018518519</text:p>
              </table:table-cell>
            </table:table-row>
            <table:table-row>
              <table:table-cell office:value-type="string">
                <text:p>Εθελοντής 5</text:p>
              </table:table-cell>
              <table:table-cell office:value-type="float" office:value="0.000260532407407407">
                <text:p>0.000260532407407407</text:p>
              </table:table-cell>
              <table:table-cell office:value-type="float" office:value="0.00204189814814815">
                <text:p>0.00204189814814815</text:p>
              </table:table-cell>
            </table:table-row>
            <table:table-row>
              <table:table-cell office:value-type="string">
                <text:p>Εθελοντής 6</text:p>
              </table:table-cell>
              <table:table-cell office:value-type="float" office:value="0.000554976851851852">
                <text:p>0.000554976851851852</text:p>
              </table:table-cell>
              <table:table-cell office:value-type="float" office:value="0.000951041666666667">
                <text:p>0.000951041666666667</text:p>
              </table:table-cell>
            </table:table-row>
            <table:table-row>
              <table:table-cell office:value-type="string">
                <text:p>Εθελοντής 7</text:p>
              </table:table-cell>
              <table:table-cell office:value-type="float" office:value="0.000448726851851852">
                <text:p>0.000448726851851852</text:p>
              </table:table-cell>
              <table:table-cell office:value-type="float" office:value="0.00091099537037037">
                <text:p>0.00091099537037037</text:p>
              </table:table-cell>
            </table:table-row>
            <table:table-row>
              <table:table-cell office:value-type="string">
                <text:p>Εθελοντής 8</text:p>
              </table:table-cell>
              <table:table-cell office:value-type="float" office:value="0.000553587962962963">
                <text:p>0.000553587962962963</text:p>
              </table:table-cell>
              <table:table-cell office:value-type="float" office:value="0.00113425925925926">
                <text:p>0.00113425925925926</text:p>
              </table:table-cell>
            </table:table-row>
            <table:table-row>
              <table:table-cell office:value-type="string">
                <text:p>Εθελοντής 9</text:p>
              </table:table-cell>
              <table:table-cell office:value-type="float" office:value="0.000357638888888889">
                <text:p>0.000357638888888889</text:p>
              </table:table-cell>
              <table:table-cell office:value-type="float" office:value="0.000782523148148148">
                <text:p>0.000782523148148148</text:p>
              </table:table-cell>
            </table:table-row>
            <table:table-row>
              <table:table-cell office:value-type="string">
                <text:p>Εθελοντής 10</text:p>
              </table:table-cell>
              <table:table-cell office:value-type="float" office:value="0.000316898148148148">
                <text:p>0.000316898148148148</text:p>
              </table:table-cell>
              <table:table-cell office:value-type="float" office:value="0.000905902777777778">
                <text:p>0.0009059027777777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6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49cm" svg:y="0.316cm" chart:style-name="ch2">
          <text:p>Τμήμα 4</text:p>
        </chart:title>
        <chart:legend chart:legend-position="end" svg:x="13.467cm" svg:y="3.946cm" style:legend-expansion="high" chart:style-name="ch3"/>
        <chart:plot-area chart:style-name="ch4" table:cell-range-address="'Sector 4'.A2:'Sector 4'.C12" chart:data-source-has-labels="both" svg:x="1.321cm" svg:y="1.301cm" svg:width="11.826cm" svg:height="7.519cm">
          <chart:coordinate-region svg:x="2.927cm" svg:y="1.503cm" svg:width="10.22cm" svg:height="5.254cm"/>
          <chart:axis chart:dimension="x" chart:name="primary-x" chart:style-name="ch5" chartooo:axis-type="auto">
            <chartooo:date-scale/>
            <chart:categories table:cell-range-address="'Sector 4'.A3:'Sector 4'.A12"/>
            <chart:grid chart:style-name="ch6" chart:class="major"/>
          </chart:axis>
          <chart:axis chart:dimension="y" chart:name="primary-y" chart:style-name="ch7">
            <chart:title svg:x="0.451cm" svg:y="5.646cm" chart:style-name="ch8">
              <text:p>Χρόνος</text:p>
            </chart:title>
            <chart:grid chart:style-name="ch6" chart:class="major"/>
          </chart:axis>
          <chart:series chart:style-name="ch9" chart:values-cell-range-address="'Sector 4'.B3:'Sector 4'.B12" chart:label-cell-address="'Sector 4'.B2:'Sector 4'.B2" chart:class="chart:bar">
            <chart:data-point chart:repeated="10"/>
          </chart:series>
          <chart:series chart:style-name="ch10" chart:values-cell-range-address="'Sector 4'.C3:'Sector 4'.C12" chart:label-cell-address="'Sector 4'.C2:'Sector 4'.C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Μπαστούνι</text:p>
                <draw:g>
                  <svg:desc>'Sector 4'.B2:'Sector 4'.B2</svg:desc>
                </draw:g>
              </table:table-cell>
              <table:table-cell office:value-type="string">
                <text:p>Εφαρμογή</text:p>
                <draw:g>
                  <svg:desc>'Sector 4'.C2:'Sector 4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Εθελοντής 1</text:p>
                <draw:g>
                  <svg:desc>'Sector 4'.A3:'Sector 4'.A12</svg:desc>
                </draw:g>
              </table:table-cell>
              <table:table-cell office:value-type="float" office:value="0.000927893518518519">
                <text:p>0.000927893518518519</text:p>
                <draw:g>
                  <svg:desc>'Sector 4'.B3:'Sector 4'.B12</svg:desc>
                </draw:g>
              </table:table-cell>
              <table:table-cell office:value-type="float" office:value="0.00221261574074074">
                <text:p>0.00221261574074074</text:p>
                <draw:g>
                  <svg:desc>'Sector 4'.C3:'Sector 4'.C12</svg:desc>
                </draw:g>
              </table:table-cell>
            </table:table-row>
            <table:table-row>
              <table:table-cell office:value-type="string">
                <text:p>Εθελοντής 2</text:p>
              </table:table-cell>
              <table:table-cell office:value-type="float" office:value="0.000817824074074074">
                <text:p>0.000817824074074074</text:p>
              </table:table-cell>
              <table:table-cell office:value-type="float" office:value="0.000677893518518518">
                <text:p>0.000677893518518518</text:p>
              </table:table-cell>
            </table:table-row>
            <table:table-row>
              <table:table-cell office:value-type="string">
                <text:p>Εθελοντής 3</text:p>
              </table:table-cell>
              <table:table-cell office:value-type="float" office:value="0.00117627314814815">
                <text:p>0.00117627314814815</text:p>
              </table:table-cell>
              <table:table-cell office:value-type="float" office:value="0.000917361111111111">
                <text:p>0.000917361111111111</text:p>
              </table:table-cell>
            </table:table-row>
            <table:table-row>
              <table:table-cell office:value-type="string">
                <text:p>Εθελοντής 4</text:p>
              </table:table-cell>
              <table:table-cell office:value-type="float" office:value="0.000387847222222222">
                <text:p>0.000387847222222222</text:p>
              </table:table-cell>
              <table:table-cell office:value-type="float" office:value="0.000581597222222222">
                <text:p>0.000581597222222222</text:p>
              </table:table-cell>
            </table:table-row>
            <table:table-row>
              <table:table-cell office:value-type="string">
                <text:p>Εθελοντής 5</text:p>
              </table:table-cell>
              <table:table-cell office:value-type="float" office:value="0.000562268518518519">
                <text:p>0.000562268518518519</text:p>
              </table:table-cell>
              <table:table-cell office:value-type="float" office:value="0.00122939814814815">
                <text:p>0.00122939814814815</text:p>
              </table:table-cell>
            </table:table-row>
            <table:table-row>
              <table:table-cell office:value-type="string">
                <text:p>Εθελοντής 6</text:p>
              </table:table-cell>
              <table:table-cell office:value-type="float" office:value="0.000347916666666667">
                <text:p>0.000347916666666667</text:p>
              </table:table-cell>
              <table:table-cell office:value-type="float" office:value="0.000534837962962963">
                <text:p>0.000534837962962963</text:p>
              </table:table-cell>
            </table:table-row>
            <table:table-row>
              <table:table-cell office:value-type="string">
                <text:p>Εθελοντής 7</text:p>
              </table:table-cell>
              <table:table-cell office:value-type="float" office:value="0.000580439814814815">
                <text:p>0.000580439814814815</text:p>
              </table:table-cell>
              <table:table-cell office:value-type="float" office:value="0.0004375">
                <text:p>0.0004375</text:p>
              </table:table-cell>
            </table:table-row>
            <table:table-row>
              <table:table-cell office:value-type="string">
                <text:p>Εθελοντής 8</text:p>
              </table:table-cell>
              <table:table-cell office:value-type="float" office:value="0.000459490740740741">
                <text:p>0.000459490740740741</text:p>
              </table:table-cell>
              <table:table-cell office:value-type="float" office:value="0.000486226851851852">
                <text:p>0.000486226851851852</text:p>
              </table:table-cell>
            </table:table-row>
            <table:table-row>
              <table:table-cell office:value-type="string">
                <text:p>Εθελοντής 9</text:p>
              </table:table-cell>
              <table:table-cell office:value-type="float" office:value="0.000400578703703704">
                <text:p>0.000400578703703704</text:p>
              </table:table-cell>
              <table:table-cell office:value-type="float" office:value="0.00107916666666667">
                <text:p>0.00107916666666667</text:p>
              </table:table-cell>
            </table:table-row>
            <table:table-row>
              <table:table-cell office:value-type="string">
                <text:p>Εθελοντής 10</text:p>
              </table:table-cell>
              <table:table-cell office:value-type="float" office:value="0.000272453703703704">
                <text:p>0.000272453703703704</text:p>
              </table:table-cell>
              <table:table-cell office:value-type="float" office:value="0.000326967592592593">
                <text:p>0.0003269675925925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6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22cm" svg:y="0.316cm" chart:style-name="ch2">
          <text:p>Συνολικός Χρόνος</text:p>
        </chart:title>
        <chart:legend chart:legend-position="end" svg:x="13.467cm" svg:y="3.946cm" style:legend-expansion="high" chart:style-name="ch3"/>
        <chart:plot-area chart:style-name="ch4" table:cell-range-address="'Total Time'.A2:'Total Time'.C12" chart:data-source-has-labels="both" svg:x="0.32cm" svg:y="1.301cm" svg:width="12.827cm" svg:height="6.548cm">
          <chart:coordinate-region svg:x="1.926cm" svg:y="1.503cm" svg:width="11.221cm" svg:height="4.283cm"/>
          <chart:axis chart:dimension="x" chart:name="primary-x" chart:style-name="ch5" chartooo:axis-type="auto">
            <chartooo:date-scale/>
            <chart:title svg:x="6.147cm" svg:y="8.029cm" chart:style-name="ch6">
              <text:p>Χρόνος</text:p>
            </chart:title>
            <chart:categories table:cell-range-address="'Total Time'.A3:'Total Time'.A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otal Time'.B3:'Total Time'.B12" chart:label-cell-address="'Total Time'.B2:'Total Time'.B2" chart:class="chart:bar">
            <chart:data-point chart:repeated="10"/>
          </chart:series>
          <chart:series chart:style-name="ch10" chart:values-cell-range-address="'Total Time'.C3:'Total Time'.C12" chart:label-cell-address="'Total Time'.C2:'Total Time'.C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Μπαστούνι</text:p>
                <draw:g>
                  <svg:desc>'Total Time'.B2:'Total Time'.B2</svg:desc>
                </draw:g>
              </table:table-cell>
              <table:table-cell office:value-type="string">
                <text:p>Εφαρμογή</text:p>
                <draw:g>
                  <svg:desc>'Total Time'.C2:'Total Time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Εθελοντής 1</text:p>
                <draw:g>
                  <svg:desc>'Total Time'.A3:'Total Time'.A12</svg:desc>
                </draw:g>
              </table:table-cell>
              <table:table-cell office:value-type="float" office:value="0.00410023148148148">
                <text:p>0.00410023148148148</text:p>
                <draw:g>
                  <svg:desc>'Total Time'.B3:'Total Time'.B12</svg:desc>
                </draw:g>
              </table:table-cell>
              <table:table-cell office:value-type="float" office:value="0.00821111111111111">
                <text:p>0.00821111111111111</text:p>
                <draw:g>
                  <svg:desc>'Total Time'.C3:'Total Time'.C12</svg:desc>
                </draw:g>
              </table:table-cell>
            </table:table-row>
            <table:table-row>
              <table:table-cell office:value-type="string">
                <text:p>Εθελοντής 2</text:p>
              </table:table-cell>
              <table:table-cell office:value-type="float" office:value="0.0026255787037037">
                <text:p>0.0026255787037037</text:p>
              </table:table-cell>
              <table:table-cell office:value-type="float" office:value="0.00276851851851852">
                <text:p>0.00276851851851852</text:p>
              </table:table-cell>
            </table:table-row>
            <table:table-row>
              <table:table-cell office:value-type="string">
                <text:p>Εθελοντής 3</text:p>
              </table:table-cell>
              <table:table-cell office:value-type="float" office:value="0.00361805555555556">
                <text:p>0.00361805555555556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Εθελοντής 4</text:p>
              </table:table-cell>
              <table:table-cell office:value-type="float" office:value="0.00322048611111111">
                <text:p>0.00322048611111111</text:p>
              </table:table-cell>
              <table:table-cell office:value-type="float" office:value="0.00578240740740741">
                <text:p>0.00578240740740741</text:p>
              </table:table-cell>
            </table:table-row>
            <table:table-row>
              <table:table-cell office:value-type="string">
                <text:p>Εθελοντής 5</text:p>
              </table:table-cell>
              <table:table-cell office:value-type="float" office:value="0.00264953703703704">
                <text:p>0.00264953703703704</text:p>
              </table:table-cell>
              <table:table-cell office:value-type="float" office:value="0.00568298611111111">
                <text:p>0.00568298611111111</text:p>
              </table:table-cell>
            </table:table-row>
            <table:table-row>
              <table:table-cell office:value-type="string">
                <text:p>Εθελοντής 6</text:p>
              </table:table-cell>
              <table:table-cell office:value-type="float" office:value="0.00210416666666667">
                <text:p>0.00210416666666667</text:p>
              </table:table-cell>
              <table:table-cell office:value-type="float" office:value="0.00308912037037037">
                <text:p>0.00308912037037037</text:p>
              </table:table-cell>
            </table:table-row>
            <table:table-row>
              <table:table-cell office:value-type="string">
                <text:p>Εθελοντής 7</text:p>
              </table:table-cell>
              <table:table-cell office:value-type="float" office:value="0.00153414351851852">
                <text:p>0.00153414351851852</text:p>
              </table:table-cell>
              <table:table-cell office:value-type="float" office:value="0.00218831018518519">
                <text:p>0.00218831018518519</text:p>
              </table:table-cell>
            </table:table-row>
            <table:table-row>
              <table:table-cell office:value-type="string">
                <text:p>Εθελοντής 8</text:p>
              </table:table-cell>
              <table:table-cell office:value-type="float" office:value="0.00215127314814815">
                <text:p>0.00215127314814815</text:p>
              </table:table-cell>
              <table:table-cell office:value-type="float" office:value="0.00382627314814815">
                <text:p>0.00382627314814815</text:p>
              </table:table-cell>
            </table:table-row>
            <table:table-row>
              <table:table-cell office:value-type="string">
                <text:p>Εθελοντής 9</text:p>
              </table:table-cell>
              <table:table-cell office:value-type="float" office:value="0.0018037037037037">
                <text:p>0.0018037037037037</text:p>
              </table:table-cell>
              <table:table-cell office:value-type="float" office:value="0.00288831018518519">
                <text:p>0.00288831018518519</text:p>
              </table:table-cell>
            </table:table-row>
            <table:table-row>
              <table:table-cell office:value-type="string">
                <text:p>Εθελοντής 10</text:p>
              </table:table-cell>
              <table:table-cell office:value-type="float" office:value="0.00150810185185185">
                <text:p>0.00150810185185185</text:p>
              </table:table-cell>
              <table:table-cell office:value-type="float" office:value="0.00315347222222222">
                <text:p>0.003153472222222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8.989cm" xlink:href=".." xlink:type="simple" chart:class="chart:bar" chart:style-name="ch1">
        <chart:title svg:x="5.628cm" svg:y="0.315cm" chart:style-name="ch2">
          <text:p>Ερωτηματολόγιο SUS</text:p>
        </chart:title>
        <chart:subtitle svg:x="6.688cm" svg:y="1.299cm" chart:style-name="ch3">
          <text:p>Συνολικό Σκορ</text:p>
        </chart:subtitle>
        <chart:plot-area chart:style-name="ch4" table:cell-range-address="Questionnaire.A15:Questionnaire.B24" chart:data-source-has-labels="column" svg:x="1.32cm" svg:y="2.135cm" svg:width="14.356cm" svg:height="6.675cm">
          <chart:coordinate-region svg:x="1.952cm" svg:y="2.337cm" svg:width="13.724cm" svg:height="5.82cm"/>
          <chart:axis chart:dimension="x" chart:name="primary-x" chart:style-name="ch5" chartooo:axis-type="auto">
            <chartooo:date-scale/>
            <chart:categories table:cell-range-address="Questionnaire.A15:Questionnaire.A24"/>
            <chart:grid chart:style-name="ch6" chart:class="major"/>
          </chart:axis>
          <chart:axis chart:dimension="y" chart:name="primary-y" chart:style-name="ch7">
            <chart:title svg:x="0.451cm" svg:y="6.26cm" chart:style-name="ch8">
              <text:p>Προτάσεις</text:p>
            </chart:title>
            <chart:grid chart:style-name="ch6" chart:class="major"/>
          </chart:axis>
          <chart:series chart:style-name="ch9" chart:values-cell-range-address="Questionnaire.B15:Questionnaire.B24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Π1</text:p>
                <draw:g>
                  <svg:desc>Questionnaire.A15:Questionnaire.A24</svg:desc>
                </draw:g>
              </table:table-cell>
              <table:table-cell office:value-type="float" office:value="35">
                <text:p>35</text:p>
                <draw:g>
                  <svg:desc>Questionnaire.B15:Questionnaire.B24</svg:desc>
                </draw:g>
              </table:table-cell>
            </table:table-row>
            <table:table-row>
              <table:table-cell office:value-type="string">
                <text:p>Π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Π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Π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Π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Π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Π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Π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Π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Π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